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Nidx</text:p>
          </table:table-cell>
          <table:table-cell table:style-name="ce1" office:value-type="string" calcext:value-type="string">
            <text:p>Let</text:p>
          </table:table-cell>
          <table:table-cell table:style-name="ce1" office:value-type="string" calcext:value-type="string">
            <text:p>pKa Ref</text:p>
          </table:table-cell>
          <table:table-cell table:style-name="ce1" office:value-type="string" calcext:value-type="string">
            <text:p>pka Exp</text:p>
          </table:table-cell>
          <table:table-cell table:style-name="ce1" office:value-type="string" calcext:value-type="string">
            <text:p>Estatico</text:p>
          </table:table-cell>
          <table:table-cell table:style-name="ce1" office:value-type="string" calcext:value-type="string">
            <text:p>Estocástico</text:p>
          </table:table-cell>
          <table:table-cell table:style-name="ce1" office:value-type="string" calcext:value-type="string">
            <text:p>Dinámica</text:p>
          </table:table-cell>
          <table:table-cell table:style-name="ce1" office:value-type="string" calcext:value-type="string">
            <text:p>PropK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089" calcext:value-type="float">
            <text:p>3.089</text:p>
          </table:table-cell>
          <table:table-cell table:style-name="ce1" office:value-type="float" office:value="3.171" calcext:value-type="float">
            <text:p>3.171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3.64" calcext:value-type="float">
            <text:p>3.6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3.477" calcext:value-type="float">
            <text:p>3.477</text:p>
          </table:table-cell>
          <table:table-cell table:style-name="ce1" office:value-type="float" office:value="3.643" calcext:value-type="float">
            <text:p>3.643</text:p>
          </table:table-cell>
          <table:table-cell table:style-name="ce1" office:value-type="float" office:value="3.639" calcext:value-type="float">
            <text:p>3.639</text:p>
          </table:table-cell>
          <table:table-cell table:style-name="ce1" office:value-type="float" office:value="4.51" calcext:value-type="float">
            <text:p>4.5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727" calcext:value-type="float">
            <text:p>6.727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725" calcext:value-type="float">
            <text:p>6.725</text:p>
          </table:table-cell>
          <table:table-cell table:style-name="ce1" office:value-type="float" office:value="6.37" calcext:value-type="float">
            <text:p>6.3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.367" calcext:value-type="float">
            <text:p>3.367</text:p>
          </table:table-cell>
          <table:table-cell table:style-name="ce1" office:value-type="float" office:value="3.398" calcext:value-type="float">
            <text:p>3.398</text:p>
          </table:table-cell>
          <table:table-cell table:style-name="ce1" office:value-type="float" office:value="3.384" calcext:value-type="float">
            <text:p>3.384</text:p>
          </table:table-cell>
          <table:table-cell table:style-name="ce1" office:value-type="float" office:value="3.73" calcext:value-type="float">
            <text:p>3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.742" calcext:value-type="float">
            <text:p>3.742</text:p>
          </table:table-cell>
          <table:table-cell table:style-name="ce1" office:value-type="float" office:value="3.732" calcext:value-type="float">
            <text:p>3.732</text:p>
          </table:table-cell>
          <table:table-cell table:style-name="ce1" office:value-type="float" office:value="3.705" calcext:value-type="float">
            <text:p>3.705</text:p>
          </table:table-cell>
          <table:table-cell table:style-name="ce1" office:value-type="float" office:value="4.59" calcext:value-type="float">
            <text:p>4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612" calcext:value-type="float">
            <text:p>2.612</text:p>
          </table:table-cell>
          <table:table-cell table:style-name="ce1" office:value-type="float" office:value="2.369" calcext:value-type="float">
            <text:p>2.369</text:p>
          </table:table-cell>
          <table:table-cell table:style-name="ce1" office:value-type="float" office:value="2.354" calcext:value-type="float">
            <text:p>2.354</text:p>
          </table:table-cell>
          <table:table-cell table:style-name="ce1" office:value-type="float" office:value="2.36" calcext:value-type="float">
            <text:p>2.3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3.522" calcext:value-type="float">
            <text:p>3.522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4.54" calcext:value-type="float">
            <text:p>4.5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W4H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269" calcext:value-type="float">
            <text:p>6.269</text:p>
          </table:table-cell>
          <table:table-cell table:style-name="ce1" office:value-type="float" office:value="6.391" calcext:value-type="float">
            <text:p>6.391</text:p>
          </table:table-cell>
          <table:table-cell table:style-name="ce1" office:value-type="float" office:value="6.382" calcext:value-type="float">
            <text:p>6.382</text:p>
          </table:table-cell>
          <table:table-cell table:style-name="ce1" office:value-type="float" office:value="5.78" calcext:value-type="float">
            <text:p>5.7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HB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2.28" calcext:value-type="float">
            <text:p>2.2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HBB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.026" calcext:value-type="float">
            <text:p>3.026</text:p>
          </table:table-cell>
          <table:table-cell table:style-name="ce1" office:value-type="float" office:value="3.211" calcext:value-type="float">
            <text:p>3.211</text:p>
          </table:table-cell>
          <table:table-cell table:style-name="ce1" office:value-type="float" office:value="2.2" calcext:value-type="float">
            <text:p>2.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HBB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2.895" calcext:value-type="float">
            <text:p>2.895</text:p>
          </table:table-cell>
          <table:table-cell table:style-name="ce1" office:value-type="float" office:value="3.184" calcext:value-type="float">
            <text:p>3.184</text:p>
          </table:table-cell>
          <table:table-cell table:style-name="ce1" office:value-type="float" office:value="3.217" calcext:value-type="float">
            <text:p>3.217</text:p>
          </table:table-cell>
          <table:table-cell table:style-name="ce1" office:value-type="float" office:value="3.31" calcext:value-type="float">
            <text:p>3.3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HBB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04" calcext:value-type="float">
            <text:p>4.04</text:p>
          </table:table-cell>
          <table:table-cell table:style-name="ce1" office:value-type="float" office:value="3.731" calcext:value-type="float">
            <text:p>3.731</text:p>
          </table:table-cell>
          <table:table-cell table:style-name="ce1" office:value-type="float" office:value="3.852" calcext:value-type="float">
            <text:p>3.852</text:p>
          </table:table-cell>
          <table:table-cell table:style-name="ce1" office:value-type="float" office:value="3.835" calcext:value-type="float">
            <text:p>3.835</text:p>
          </table:table-cell>
          <table:table-cell table:style-name="ce1" office:value-type="float" office:value="4.7" calcext:value-type="float">
            <text:p>4.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HBB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1" calcext:value-type="float">
            <text:p>4.21</text:p>
          </table:table-cell>
          <table:table-cell table:style-name="ce1" office:value-type="float" office:value="3.693" calcext:value-type="float">
            <text:p>3.693</text:p>
          </table:table-cell>
          <table:table-cell table:style-name="ce1" office:value-type="float" office:value="3.832" calcext:value-type="float">
            <text:p>3.832</text:p>
          </table:table-cell>
          <table:table-cell table:style-name="ce1" office:value-type="float" office:value="3.916" calcext:value-type="float">
            <text:p>3.916</text:p>
          </table:table-cell>
          <table:table-cell table:style-name="ce1" office:value-type="float" office:value="4.39" calcext:value-type="float">
            <text:p>4.3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I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28" calcext:value-type="float">
            <text:p>4.28</text:p>
          </table:table-cell>
          <table:table-cell table:style-name="ce1" office:value-type="float" office:value="3.385" calcext:value-type="float">
            <text:p>3.385</text:p>
          </table:table-cell>
          <table:table-cell table:style-name="ce1" office:value-type="float" office:value="3.191" calcext:value-type="float">
            <text:p>3.191</text:p>
          </table:table-cell>
          <table:table-cell table:style-name="ce1" office:value-type="float" office:value="3.213" calcext:value-type="float">
            <text:p>3.213</text:p>
          </table:table-cell>
          <table:table-cell table:style-name="ce1" office:value-type="float" office:value="3.95" calcext:value-type="float">
            <text:p>3.9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4.053" calcext:value-type="float">
            <text:p>4.053</text:p>
          </table:table-cell>
          <table:table-cell table:style-name="ce1" office:value-type="float" office:value="3.713" calcext:value-type="float">
            <text:p>3.713</text:p>
          </table:table-cell>
          <table:table-cell table:style-name="ce1" office:value-type="float" office:value="3.718" calcext:value-type="float">
            <text:p>3.718</text:p>
          </table:table-cell>
          <table:table-cell table:style-name="ce1" office:value-type="float" office:value="3.23" calcext:value-type="float">
            <text:p>3.2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I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8" calcext:value-type="float">
            <text:p>4.28</text:p>
          </table:table-cell>
          <table:table-cell table:style-name="ce1" office:value-type="float" office:value="4.044" calcext:value-type="float">
            <text:p>4.044</text:p>
          </table:table-cell>
          <table:table-cell table:style-name="ce1" office:value-type="float" office:value="4.006" calcext:value-type="float">
            <text:p>4.006</text:p>
          </table:table-cell>
          <table:table-cell table:style-name="ce1" office:value-type="float" office:value="4.053" calcext:value-type="float">
            <text:p>4.053</text:p>
          </table:table-cell>
          <table:table-cell table:style-name="ce1" office:value-type="float" office:value="4.6" calcext:value-type="float">
            <text:p>4.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I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9" calcext:value-type="float">
            <text:p>3.79</text:p>
          </table:table-cell>
          <table:table-cell table:style-name="ce1" office:value-type="float" office:value="4.131" calcext:value-type="float">
            <text:p>4.131</text:p>
          </table:table-cell>
          <table:table-cell table:number-columns-repeated="2" table:style-name="ce1" office:value-type="float" office:value="4.064" calcext:value-type="float">
            <text:p>4.064</text:p>
          </table:table-cell>
          <table:table-cell table:style-name="ce1" office:value-type="float" office:value="4.6" calcext:value-type="float">
            <text:p>4.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347" calcext:value-type="float">
            <text:p>4.347</text:p>
          </table:table-cell>
          <table:table-cell table:style-name="ce1" office:value-type="float" office:value="4.156" calcext:value-type="float">
            <text:p>4.156</text:p>
          </table:table-cell>
          <table:table-cell table:style-name="ce1" office:value-type="float" office:value="4.148" calcext:value-type="float">
            <text:p>4.148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4.074" calcext:value-type="float">
            <text:p>4.074</text:p>
          </table:table-cell>
          <table:table-cell table:style-name="ce1" office:value-type="float" office:value="4.093" calcext:value-type="float">
            <text:p>4.093</text:p>
          </table:table-cell>
          <table:table-cell table:style-name="ce1" office:value-type="float" office:value="4.125" calcext:value-type="float">
            <text:p>4.125</text:p>
          </table:table-cell>
          <table:table-cell table:style-name="ce1" office:value-type="float" office:value="4.02" calcext:value-type="float">
            <text:p>4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536" calcext:value-type="float">
            <text:p>3.536</text:p>
          </table:table-cell>
          <table:table-cell table:style-name="ce1" office:value-type="float" office:value="3.516" calcext:value-type="float">
            <text:p>3.516</text:p>
          </table:table-cell>
          <table:table-cell table:style-name="ce1" office:value-type="float" office:value="3.421" calcext:value-type="float">
            <text:p>3.421</text:p>
          </table:table-cell>
          <table:table-cell table:style-name="ce1" office:value-type="float" office:value="3.96" calcext:value-type="float">
            <text:p>3.9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345" calcext:value-type="float">
            <text:p>3.345</text:p>
          </table:table-cell>
          <table:table-cell table:style-name="ce1" office:value-type="float" office:value="3.414" calcext:value-type="float">
            <text:p>3.414</text:p>
          </table:table-cell>
          <table:table-cell table:style-name="ce1" office:value-type="float" office:value="3.77" calcext:value-type="float">
            <text:p>3.7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017" calcext:value-type="float">
            <text:p>3.017</text:p>
          </table:table-cell>
          <table:table-cell table:style-name="ce1" office:value-type="float" office:value="3.023" calcext:value-type="float">
            <text:p>3.023</text:p>
          </table:table-cell>
          <table:table-cell table:style-name="ce1" office:value-type="float" office:value="3.069" calcext:value-type="float">
            <text:p>3.069</text:p>
          </table:table-cell>
          <table:table-cell table:style-name="ce1" office:value-type="float" office:value="3.9" calcext:value-type="float">
            <text:p>3.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837" calcext:value-type="float">
            <text:p>2.837</text:p>
          </table:table-cell>
          <table:table-cell table:style-name="ce1" office:value-type="float" office:value="2.982" calcext:value-type="float">
            <text:p>2.982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3.56" calcext:value-type="float">
            <text:p>3.5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564" calcext:value-type="float">
            <text:p>3.564</text:p>
          </table:table-cell>
          <table:table-cell table:style-name="ce1" office:value-type="float" office:value="3.678" calcext:value-type="float">
            <text:p>3.678</text:p>
          </table:table-cell>
          <table:table-cell table:style-name="ce1" office:value-type="float" office:value="3.869" calcext:value-type="float">
            <text:p>3.869</text:p>
          </table:table-cell>
          <table:table-cell table:style-name="ce1" office:value-type="float" office:value="4.81" calcext:value-type="float">
            <text:p>4.8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318" calcext:value-type="float">
            <text:p>4.318</text:p>
          </table:table-cell>
          <table:table-cell table:style-name="ce1" office:value-type="float" office:value="4.313" calcext:value-type="float">
            <text:p>4.313</text:p>
          </table:table-cell>
          <table:table-cell table:style-name="ce1" office:value-type="float" office:value="4.268" calcext:value-type="float">
            <text:p>4.268</text:p>
          </table:table-cell>
          <table:table-cell table:style-name="ce1" office:value-type="float" office:value="4.76" calcext:value-type="float">
            <text:p>4.7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G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825" calcext:value-type="float">
            <text:p>6.825</text:p>
          </table:table-cell>
          <table:table-cell table:style-name="ce1" office:value-type="float" office:value="6.722" calcext:value-type="float">
            <text:p>6.722</text:p>
          </table:table-cell>
          <table:table-cell table:style-name="ce1" office:value-type="float" office:value="6.733" calcext:value-type="float">
            <text:p>6.733</text:p>
          </table:table-cell>
          <table:table-cell table:style-name="ce1" office:value-type="float" office:value="6.69" calcext:value-type="float">
            <text:p>6.6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649" calcext:value-type="float">
            <text:p>3.649</text:p>
          </table:table-cell>
          <table:table-cell table:style-name="ce1" office:value-type="float" office:value="3.459" calcext:value-type="float">
            <text:p>3.459</text:p>
          </table:table-cell>
          <table:table-cell table:style-name="ce1" office:value-type="float" office:value="3.573" calcext:value-type="float">
            <text:p>3.573</text:p>
          </table:table-cell>
          <table:table-cell table:style-name="ce1" office:value-type="float" office:value="2.62" calcext:value-type="float">
            <text:p>2.6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508" calcext:value-type="float">
            <text:p>3.508</text:p>
          </table:table-cell>
          <table:table-cell table:style-name="ce1" office:value-type="float" office:value="3.295" calcext:value-type="float">
            <text:p>3.295</text:p>
          </table:table-cell>
          <table:table-cell table:style-name="ce1" office:value-type="float" office:value="3.316" calcext:value-type="float">
            <text:p>3.316</text:p>
          </table:table-cell>
          <table:table-cell table:style-name="ce1" office:value-type="float" office:value="4.09" calcext:value-type="float">
            <text:p>4.0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.193" calcext:value-type="float">
            <text:p>4.193</text:p>
          </table:table-cell>
          <table:table-cell table:style-name="ce1" office:value-type="float" office:value="3.724" calcext:value-type="float">
            <text:p>3.724</text:p>
          </table:table-cell>
          <table:table-cell table:style-name="ce1" office:value-type="float" office:value="3.807" calcext:value-type="float">
            <text:p>3.80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596" calcext:value-type="float">
            <text:p>3.596</text:p>
          </table:table-cell>
          <table:table-cell table:style-name="ce1" office:value-type="float" office:value="3.223" calcext:value-type="float">
            <text:p>3.223</text:p>
          </table:table-cell>
          <table:table-cell table:style-name="ce1" office:value-type="float" office:value="3.218" calcext:value-type="float">
            <text:p>3.218</text:p>
          </table:table-cell>
          <table:table-cell table:style-name="ce1" office:value-type="float" office:value="2.84" calcext:value-type="float">
            <text:p>2.8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745" calcext:value-type="float">
            <text:p>3.745</text:p>
          </table:table-cell>
          <table:table-cell table:style-name="ce1" office:value-type="float" office:value="3.471" calcext:value-type="float">
            <text:p>3.471</text:p>
          </table:table-cell>
          <table:table-cell table:style-name="ce1" office:value-type="float" office:value="3.417" calcext:value-type="float">
            <text:p>3.417</text:p>
          </table:table-cell>
          <table:table-cell table:style-name="ce1" office:value-type="float" office:value="3.93" calcext:value-type="float">
            <text:p>3.9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022" calcext:value-type="float">
            <text:p>4.022</text:p>
          </table:table-cell>
          <table:table-cell table:style-name="ce1" office:value-type="float" office:value="3.975" calcext:value-type="float">
            <text:p>3.975</text:p>
          </table:table-cell>
          <table:table-cell table:style-name="ce1" office:value-type="float" office:value="3.978" calcext:value-type="float">
            <text:p>3.978</text:p>
          </table:table-cell>
          <table:table-cell table:style-name="ce1" office:value-type="float" office:value="4.29" calcext:value-type="float">
            <text:p>4.2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3.852" calcext:value-type="float">
            <text:p>3.852</text:p>
          </table:table-cell>
          <table:table-cell table:style-name="ce1" office:value-type="float" office:value="3.746" calcext:value-type="float">
            <text:p>3.746</text:p>
          </table:table-cell>
          <table:table-cell table:style-name="ce1" office:value-type="float" office:value="3.751" calcext:value-type="float">
            <text:p>3.751</text:p>
          </table:table-cell>
          <table:table-cell table:style-name="ce1" office:value-type="float" office:value="4.71" calcext:value-type="float">
            <text:p>4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271" calcext:value-type="float">
            <text:p>5.271</text:p>
          </table:table-cell>
          <table:table-cell table:style-name="ce1" office:value-type="float" office:value="4.813" calcext:value-type="float">
            <text:p>4.813</text:p>
          </table:table-cell>
          <table:table-cell table:style-name="ce1" office:value-type="float" office:value="4.993" calcext:value-type="float">
            <text:p>4.993</text:p>
          </table:table-cell>
          <table:table-cell table:style-name="ce1" office:value-type="float" office:value="4.87" calcext:value-type="float">
            <text:p>4.8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401" calcext:value-type="float">
            <text:p>11.401</text:p>
          </table:table-cell>
          <table:table-cell table:style-name="ce1" office:value-type="float" office:value="11.291" calcext:value-type="float">
            <text:p>11.291</text:p>
          </table:table-cell>
          <table:table-cell table:style-name="ce1" office:value-type="float" office:value="11.283" calcext:value-type="float">
            <text:p>11.283</text:p>
          </table:table-cell>
          <table:table-cell table:style-name="ce1" office:value-type="float" office:value="10.9" calcext:value-type="float">
            <text:p>10.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GB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1.046" calcext:value-type="float">
            <text:p>11.046</text:p>
          </table:table-cell>
          <table:table-cell table:style-name="ce1" office:value-type="float" office:value="11.093" calcext:value-type="float">
            <text:p>11.093</text:p>
          </table:table-cell>
          <table:table-cell table:style-name="ce1" office:value-type="float" office:value="11.125" calcext:value-type="float">
            <text:p>11.125</text:p>
          </table:table-cell>
          <table:table-cell table:style-name="ce1" office:value-type="float" office:value="10.49" calcext:value-type="float">
            <text:p>10.4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368" calcext:value-type="float">
            <text:p>3.368</text:p>
          </table:table-cell>
          <table:table-cell table:style-name="ce1" office:value-type="float" office:value="3.224" calcext:value-type="float">
            <text:p>3.224</text:p>
          </table:table-cell>
          <table:table-cell table:style-name="ce1" office:value-type="float" office:value="3.209" calcext:value-type="float">
            <text:p>3.209</text:p>
          </table:table-cell>
          <table:table-cell table:style-name="ce1" office:value-type="float" office:value="3.92" calcext:value-type="float">
            <text:p>3.9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992" calcext:value-type="float">
            <text:p>2.992</text:p>
          </table:table-cell>
          <table:table-cell table:style-name="ce1" office:value-type="float" office:value="3.059" calcext:value-type="float">
            <text:p>3.059</text:p>
          </table:table-cell>
          <table:table-cell table:style-name="ce1" office:value-type="float" office:value="3.003" calcext:value-type="float">
            <text:p>3.003</text:p>
          </table:table-cell>
          <table:table-cell table:style-name="ce1" office:value-type="float" office:value="3.41" calcext:value-type="float">
            <text:p>3.4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095" calcext:value-type="float">
            <text:p>4.095</text:p>
          </table:table-cell>
          <table:table-cell table:style-name="ce1" office:value-type="float" office:value="4.074" calcext:value-type="float">
            <text:p>4.074</text:p>
          </table:table-cell>
          <table:table-cell table:style-name="ce1" office:value-type="float" office:value="4.024" calcext:value-type="float">
            <text:p>4.024</text:p>
          </table:table-cell>
          <table:table-cell table:style-name="ce1" office:value-type="float" office:value="4.48" calcext:value-type="float">
            <text:p>4.4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64" calcext:value-type="float">
            <text:p>3.64</text:p>
          </table:table-cell>
          <table:table-cell table:style-name="ce1" office:value-type="float" office:value="3.807" calcext:value-type="float">
            <text:p>3.807</text:p>
          </table:table-cell>
          <table:table-cell table:style-name="ce1" office:value-type="float" office:value="3.786" calcext:value-type="float">
            <text:p>3.786</text:p>
          </table:table-cell>
          <table:table-cell table:style-name="ce1" office:value-type="float" office:value="4.22" calcext:value-type="float">
            <text:p>4.2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174" calcext:value-type="float">
            <text:p>4.174</text:p>
          </table:table-cell>
          <table:table-cell table:style-name="ce1" office:value-type="float" office:value="4.145" calcext:value-type="float">
            <text:p>4.145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4.62" calcext:value-type="float">
            <text:p>4.6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398" calcext:value-type="float">
            <text:p>6.398</text:p>
          </table:table-cell>
          <table:table-cell table:style-name="ce1" office:value-type="float" office:value="6.417" calcext:value-type="float">
            <text:p>6.417</text:p>
          </table:table-cell>
          <table:table-cell table:style-name="ce1" office:value-type="float" office:value="6.344" calcext:value-type="float">
            <text:p>6.344</text:p>
          </table:table-cell>
          <table:table-cell table:style-name="ce1" office:value-type="float" office:value="6.59" calcext:value-type="float">
            <text:p>6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.913" calcext:value-type="float">
            <text:p>10.913</text:p>
          </table:table-cell>
          <table:table-cell table:style-name="ce1" office:value-type="float" office:value="10.933" calcext:value-type="float">
            <text:p>10.933</text:p>
          </table:table-cell>
          <table:table-cell table:style-name="ce1" office:value-type="float" office:value="10.954" calcext:value-type="float">
            <text:p>10.954</text:p>
          </table:table-cell>
          <table:table-cell table:style-name="ce1" office:value-type="float" office:value="10.47" calcext:value-type="float">
            <text:p>10.4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1.077" calcext:value-type="float">
            <text:p>11.077</text:p>
          </table:table-cell>
          <table:table-cell table:style-name="ce1" office:value-type="float" office:value="11.086" calcext:value-type="float">
            <text:p>11.086</text:p>
          </table:table-cell>
          <table:table-cell table:style-name="ce1" office:value-type="float" office:value="11.074" calcext:value-type="float">
            <text:p>11.07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676" calcext:value-type="float">
            <text:p>10.676</text:p>
          </table:table-cell>
          <table:table-cell table:style-name="ce1" office:value-type="float" office:value="10.846" calcext:value-type="float">
            <text:p>10.84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0.72" calcext:value-type="float">
            <text:p>10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TUR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0.793" calcext:value-type="float">
            <text:p>10.793</text:p>
          </table:table-cell>
          <table:table-cell table:style-name="ce1" office:value-type="float" office:value="10.969" calcext:value-type="float">
            <text:p>10.969</text:p>
          </table:table-cell>
          <table:table-cell table:style-name="ce1" office:value-type="float" office:value="10.861" calcext:value-type="float">
            <text:p>10.861</text:p>
          </table:table-cell>
          <table:table-cell table:style-name="ce1" office:value-type="float" office:value="10.73" calcext:value-type="float">
            <text:p>10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3.163" calcext:value-type="float">
            <text:p>3.163</text:p>
          </table:table-cell>
          <table:table-cell table:style-name="ce1" office:value-type="float" office:value="3.179" calcext:value-type="float">
            <text:p>3.179</text:p>
          </table:table-cell>
          <table:table-cell table:style-name="ce1" office:value-type="float" office:value="3.146" calcext:value-type="float">
            <text:p>3.146</text:p>
          </table:table-cell>
          <table:table-cell table:style-name="ce1" office:value-type="float" office:value="3.36" calcext:value-type="float">
            <text:p>3.3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835" calcext:value-type="float">
            <text:p>2.835</text:p>
          </table:table-cell>
          <table:table-cell table:style-name="ce1" office:value-type="float" office:value="2.717" calcext:value-type="float">
            <text:p>2.717</text:p>
          </table:table-cell>
          <table:table-cell table:style-name="ce1" office:value-type="float" office:value="2.756" calcext:value-type="float">
            <text:p>2.756</text:p>
          </table:table-cell>
          <table:table-cell table:style-name="ce1" office:value-type="float" office:value="2.85" calcext:value-type="float">
            <text:p>2.8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3.466" calcext:value-type="float">
            <text:p>3.466</text:p>
          </table:table-cell>
          <table:table-cell table:style-name="ce1" office:value-type="float" office:value="3.641" calcext:value-type="float">
            <text:p>3.641</text:p>
          </table:table-cell>
          <table:table-cell table:style-name="ce1" office:value-type="float" office:value="3.679" calcext:value-type="float">
            <text:p>3.679</text:p>
          </table:table-cell>
          <table:table-cell table:style-name="ce1" office:value-type="float" office:value="4.32" calcext:value-type="float">
            <text:p>4.3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3.946" calcext:value-type="float">
            <text:p>3.946</text:p>
          </table:table-cell>
          <table:table-cell table:style-name="ce1" office:value-type="float" office:value="3.973" calcext:value-type="float">
            <text:p>3.973</text:p>
          </table:table-cell>
          <table:table-cell table:style-name="ce1" office:value-type="float" office:value="3.994" calcext:value-type="float">
            <text:p>3.994</text:p>
          </table:table-cell>
          <table:table-cell table:style-name="ce1" office:value-type="float" office:value="4.05" calcext:value-type="float">
            <text:p>4.0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19" calcext:value-type="float">
            <text:p>10.19</text:p>
          </table:table-cell>
          <table:table-cell table:style-name="ce1" office:value-type="float" office:value="10.247" calcext:value-type="float">
            <text:p>10.247</text:p>
          </table:table-cell>
          <table:table-cell table:style-name="ce1" office:value-type="float" office:value="10.414" calcext:value-type="float">
            <text:p>10.414</text:p>
          </table:table-cell>
          <table:table-cell table:style-name="ce1" office:value-type="float" office:value="10.409" calcext:value-type="float">
            <text:p>10.409</text:p>
          </table:table-cell>
          <table:table-cell table:style-name="ce1" office:value-type="float" office:value="10.37" calcext:value-type="float">
            <text:p>10.3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495" calcext:value-type="float">
            <text:p>10.495</text:p>
          </table:table-cell>
          <table:table-cell table:style-name="ce1" office:value-type="float" office:value="10.61" calcext:value-type="float">
            <text:p>10.61</text:p>
          </table:table-cell>
          <table:table-cell table:style-name="ce1" office:value-type="float" office:value="10.661" calcext:value-type="float">
            <text:p>10.661</text:p>
          </table:table-cell>
          <table:table-cell table:style-name="ce1" office:value-type="float" office:value="10.46" calcext:value-type="float">
            <text:p>10.4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K</text:p>
          </table:table-cell>
          <table:table-cell table:number-columns-repeated="2" table:style-name="ce1" office:value-type="float" office:value="10.6" calcext:value-type="float">
            <text:p>10.6</text:p>
          </table:table-cell>
          <table:table-cell table:style-name="ce1" office:value-type="float" office:value="10.134" calcext:value-type="float">
            <text:p>10.134</text:p>
          </table:table-cell>
          <table:table-cell table:style-name="ce1" office:value-type="float" office:value="10.404" calcext:value-type="float">
            <text:p>10.404</text:p>
          </table:table-cell>
          <table:table-cell table:style-name="ce1" office:value-type="float" office:value="10.371" calcext:value-type="float">
            <text:p>10.371</text:p>
          </table:table-cell>
          <table:table-cell table:style-name="ce1" office:value-type="float" office:value="10.62" calcext:value-type="float">
            <text:p>10.6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P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9.89" calcext:value-type="float">
            <text:p>9.89</text:p>
          </table:table-cell>
          <table:table-cell table:style-name="ce1" office:value-type="float" office:value="10.532" calcext:value-type="float">
            <text:p>10.532</text:p>
          </table:table-cell>
          <table:table-cell table:style-name="ce1" office:value-type="float" office:value="10.676" calcext:value-type="float">
            <text:p>10.676</text:p>
          </table:table-cell>
          <table:table-cell table:style-name="ce1" office:value-type="float" office:value="10.655" calcext:value-type="float">
            <text:p>10.655</text:p>
          </table:table-cell>
          <table:table-cell table:style-name="ce1" office:value-type="float" office:value="10.21" calcext:value-type="float">
            <text:p>10.2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EB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6.104" calcext:value-type="float">
            <text:p>6.104</text:p>
          </table:table-cell>
          <table:table-cell table:style-name="ce1" office:value-type="float" office:value="6.261" calcext:value-type="float">
            <text:p>6.261</text:p>
          </table:table-cell>
          <table:table-cell table:style-name="ce1" office:value-type="float" office:value="6.269" calcext:value-type="float">
            <text:p>6.269</text:p>
          </table:table-cell>
          <table:table-cell table:style-name="ce1" office:value-type="float" office:value="5.67" calcext:value-type="float">
            <text:p>5.6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2.776" calcext:value-type="float">
            <text:p>2.776</text:p>
          </table:table-cell>
          <table:table-cell table:style-name="ce1" office:value-type="float" office:value="2.624" calcext:value-type="float">
            <text:p>2.624</text:p>
          </table:table-cell>
          <table:table-cell table:style-name="ce1" office:value-type="float" office:value="2.695" calcext:value-type="float">
            <text:p>2.695</text:p>
          </table:table-cell>
          <table:table-cell table:style-name="ce1" office:value-type="float" office:value="2.17" calcext:value-type="float">
            <text:p>2.1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2.619" calcext:value-type="float">
            <text:p>2.619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2.532" calcext:value-type="float">
            <text:p>2.532</text:p>
          </table:table-cell>
          <table:table-cell table:style-name="ce1" office:value-type="float" office:value="3.82" calcext:value-type="float">
            <text:p>3.8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.809" calcext:value-type="float">
            <text:p>2.809</text:p>
          </table:table-cell>
          <table:table-cell table:style-name="ce1" office:value-type="float" office:value="2.719" calcext:value-type="float">
            <text:p>2.719</text:p>
          </table:table-cell>
          <table:table-cell table:style-name="ce1" office:value-type="float" office:value="2.713" calcext:value-type="float">
            <text:p>2.713</text:p>
          </table:table-cell>
          <table:table-cell table:style-name="ce1" office:value-type="float" office:value="4.29" calcext:value-type="float">
            <text:p>4.2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3.583" calcext:value-type="float">
            <text:p>3.583</text:p>
          </table:table-cell>
          <table:table-cell table:style-name="ce1" office:value-type="float" office:value="3.515" calcext:value-type="float">
            <text:p>3.515</text:p>
          </table:table-cell>
          <table:table-cell table:style-name="ce1" office:value-type="float" office:value="4.46" calcext:value-type="float">
            <text:p>4.4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721" calcext:value-type="float">
            <text:p>3.721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3.608" calcext:value-type="float">
            <text:p>3.608</text:p>
          </table:table-cell>
          <table:table-cell table:style-name="ce1" office:value-type="float" office:value="3.14" calcext:value-type="float">
            <text:p>3.1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3" calcext:value-type="float">
            <text:p>4.3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592" calcext:value-type="float">
            <text:p>3.592</text:p>
          </table:table-cell>
          <table:table-cell table:style-name="ce1" office:value-type="float" office:value="3.567" calcext:value-type="float">
            <text:p>3.567</text:p>
          </table:table-cell>
          <table:table-cell table:style-name="ce1" office:value-type="float" office:value="4.62" calcext:value-type="float">
            <text:p>4.6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3.172" calcext:value-type="float">
            <text:p>3.172</text:p>
          </table:table-cell>
          <table:table-cell table:style-name="ce1" office:value-type="float" office:value="3.324" calcext:value-type="float">
            <text:p>3.324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4.08" calcext:value-type="float">
            <text:p>4.0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3.439" calcext:value-type="float">
            <text:p>3.439</text:p>
          </table:table-cell>
          <table:table-cell table:style-name="ce1" office:value-type="float" office:value="3.559" calcext:value-type="float">
            <text:p>3.559</text:p>
          </table:table-cell>
          <table:table-cell table:style-name="ce1" office:value-type="float" office:value="3.528" calcext:value-type="float">
            <text:p>3.528</text:p>
          </table:table-cell>
          <table:table-cell table:style-name="ce1" office:value-type="float" office:value="4.63" calcext:value-type="float">
            <text:p>4.6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BF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3.283" calcext:value-type="float">
            <text:p>3.283</text:p>
          </table:table-cell>
          <table:table-cell table:style-name="ce1" office:value-type="float" office:value="3.474" calcext:value-type="float">
            <text:p>3.474</text:p>
          </table:table-cell>
          <table:table-cell table:style-name="ce1" office:value-type="float" office:value="3.449" calcext:value-type="float">
            <text:p>3.449</text:p>
          </table:table-cell>
          <table:table-cell table:style-name="ce1" office:value-type="float" office:value="3.6" calcext:value-type="float">
            <text:p>3.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687" calcext:value-type="float">
            <text:p>2.687</text:p>
          </table:table-cell>
          <table:table-cell table:style-name="ce1" office:value-type="float" office:value="2.544" calcext:value-type="float">
            <text:p>2.544</text:p>
          </table:table-cell>
          <table:table-cell table:style-name="ce1" office:value-type="float" office:value="2.531" calcext:value-type="float">
            <text:p>2.531</text:p>
          </table:table-cell>
          <table:table-cell table:style-name="ce1" office:value-type="float" office:value="2.39" calcext:value-type="float">
            <text:p>2.3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094" calcext:value-type="float">
            <text:p>3.094</text:p>
          </table:table-cell>
          <table:table-cell table:style-name="ce1" office:value-type="float" office:value="2.757" calcext:value-type="float">
            <text:p>2.757</text:p>
          </table:table-cell>
          <table:table-cell table:style-name="ce1" office:value-type="float" office:value="2.657" calcext:value-type="float">
            <text:p>2.657</text:p>
          </table:table-cell>
          <table:table-cell table:style-name="ce1" office:value-type="float" office:value="2.72" calcext:value-type="float">
            <text:p>2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481" calcext:value-type="float">
            <text:p>3.481</text:p>
          </table:table-cell>
          <table:table-cell table:style-name="ce1" office:value-type="float" office:value="3.235" calcext:value-type="float">
            <text:p>3.235</text:p>
          </table:table-cell>
          <table:table-cell table:style-name="ce1" office:value-type="float" office:value="3.224" calcext:value-type="float">
            <text:p>3.224</text:p>
          </table:table-cell>
          <table:table-cell table:style-name="ce1" office:value-type="float" office:value="2.65" calcext:value-type="float">
            <text:p>2.6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3.257" calcext:value-type="float">
            <text:p>3.257</text:p>
          </table:table-cell>
          <table:table-cell table:style-name="ce1" office:value-type="float" office:value="4.13" calcext:value-type="float">
            <text:p>4.1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728" calcext:value-type="float">
            <text:p>3.728</text:p>
          </table:table-cell>
          <table:table-cell table:style-name="ce1" office:value-type="float" office:value="3.669" calcext:value-type="float">
            <text:p>3.669</text:p>
          </table:table-cell>
          <table:table-cell table:style-name="ce1" office:value-type="float" office:value="3.86" calcext:value-type="float">
            <text:p>3.86</text:p>
          </table:table-cell>
          <table:table-cell table:style-name="ce1" office:value-type="float" office:value="4.54" calcext:value-type="float">
            <text:p>4.5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74" calcext:value-type="float">
            <text:p>4.374</text:p>
          </table:table-cell>
          <table:table-cell table:style-name="ce1" office:value-type="float" office:value="4.275" calcext:value-type="float">
            <text:p>4.275</text:p>
          </table:table-cell>
          <table:table-cell table:style-name="ce1" office:value-type="float" office:value="4.272" calcext:value-type="float">
            <text:p>4.272</text:p>
          </table:table-cell>
          <table:table-cell table:style-name="ce1" office:value-type="float" office:value="3.22" calcext:value-type="float">
            <text:p>3.2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064" calcext:value-type="float">
            <text:p>4.064</text:p>
          </table:table-cell>
          <table:table-cell table:style-name="ce1" office:value-type="float" office:value="3.897" calcext:value-type="float">
            <text:p>3.897</text:p>
          </table:table-cell>
          <table:table-cell table:style-name="ce1" office:value-type="float" office:value="3.906" calcext:value-type="float">
            <text:p>3.906</text:p>
          </table:table-cell>
          <table:table-cell table:style-name="ce1" office:value-type="float" office:value="4.7" calcext:value-type="float">
            <text:p>4.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.751" calcext:value-type="float">
            <text:p>3.751</text:p>
          </table:table-cell>
          <table:table-cell table:style-name="ce1" office:value-type="float" office:value="3.549" calcext:value-type="float">
            <text:p>3.549</text:p>
          </table:table-cell>
          <table:table-cell table:style-name="ce1" office:value-type="float" office:value="3.554" calcext:value-type="float">
            <text:p>3.554</text:p>
          </table:table-cell>
          <table:table-cell table:style-name="ce1" office:value-type="float" office:value="3.84" calcext:value-type="float">
            <text:p>3.8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5" calcext:value-type="float">
            <text:p>3.65</text:p>
          </table:table-cell>
          <table:table-cell table:style-name="ce1" office:value-type="float" office:value="4.17" calcext:value-type="float">
            <text:p>4.17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4.085" calcext:value-type="float">
            <text:p>4.085</text:p>
          </table:table-cell>
          <table:table-cell table:style-name="ce1" office:value-type="float" office:value="3.21" calcext:value-type="float">
            <text:p>3.2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CI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3.974" calcext:value-type="float">
            <text:p>3.974</text:p>
          </table:table-cell>
          <table:table-cell table:style-name="ce1" office:value-type="float" office:value="3.976" calcext:value-type="float">
            <text:p>3.976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office:value-type="float" office:value="3.71" calcext:value-type="float">
            <text:p>3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4.298" calcext:value-type="float">
            <text:p>4.29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333" calcext:value-type="float">
            <text:p>3.333</text:p>
          </table:table-cell>
          <table:table-cell table:style-name="ce1" office:value-type="float" office:value="2.67" calcext:value-type="float">
            <text:p>2.6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4.197" calcext:value-type="float">
            <text:p>4.197</text:p>
          </table:table-cell>
          <table:table-cell table:style-name="ce1" office:value-type="float" office:value="3.962" calcext:value-type="float">
            <text:p>3.962</text:p>
          </table:table-cell>
          <table:table-cell table:style-name="ce1" office:value-type="float" office:value="3.923" calcext:value-type="float">
            <text:p>3.923</text:p>
          </table:table-cell>
          <table:table-cell table:style-name="ce1" office:value-type="float" office:value="4.07" calcext:value-type="float">
            <text:p>4.0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726" calcext:value-type="float">
            <text:p>3.726</text:p>
          </table:table-cell>
          <table:table-cell table:style-name="ce1" office:value-type="float" office:value="3.435" calcext:value-type="float">
            <text:p>3.435</text:p>
          </table:table-cell>
          <table:table-cell table:style-name="ce1" office:value-type="float" office:value="3.412" calcext:value-type="float">
            <text:p>3.412</text:p>
          </table:table-cell>
          <table:table-cell table:style-name="ce1" office:value-type="float" office:value="3.15" calcext:value-type="float">
            <text:p>3.1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74" calcext:value-type="float">
            <text:p>4.74</text:p>
          </table:table-cell>
          <table:table-cell table:style-name="ce1" office:value-type="float" office:value="4.088" calcext:value-type="float">
            <text:p>4.088</text:p>
          </table:table-cell>
          <table:table-cell table:style-name="ce1" office:value-type="float" office:value="3.809" calcext:value-type="float">
            <text:p>3.809</text:p>
          </table:table-cell>
          <table:table-cell table:style-name="ce1" office:value-type="float" office:value="3.816" calcext:value-type="float">
            <text:p>3.816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4.504" calcext:value-type="float">
            <text:p>4.504</text:p>
          </table:table-cell>
          <table:table-cell table:style-name="ce1" office:value-type="float" office:value="4.137" calcext:value-type="float">
            <text:p>4.137</text:p>
          </table:table-cell>
          <table:table-cell table:style-name="ce1" office:value-type="float" office:value="4.151" calcext:value-type="float">
            <text:p>4.151</text:p>
          </table:table-cell>
          <table:table-cell table:style-name="ce1" office:value-type="float" office:value="4.82" calcext:value-type="float">
            <text:p>4.8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4.339" calcext:value-type="float">
            <text:p>4.339</text:p>
          </table:table-cell>
          <table:table-cell table:style-name="ce1" office:value-type="float" office:value="3.791" calcext:value-type="float">
            <text:p>3.791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4.715" calcext:value-type="float">
            <text:p>4.715</text:p>
          </table:table-cell>
          <table:table-cell table:style-name="ce1" office:value-type="float" office:value="4.232" calcext:value-type="float">
            <text:p>4.232</text:p>
          </table:table-cell>
          <table:table-cell table:style-name="ce1" office:value-type="float" office:value="4.211" calcext:value-type="float">
            <text:p>4.211</text:p>
          </table:table-cell>
          <table:table-cell table:style-name="ce1" office:value-type="float" office:value="4.04" calcext:value-type="float">
            <text:p>4.0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59" calcext:value-type="float">
            <text:p>10.59</text:p>
          </table:table-cell>
          <table:table-cell table:style-name="ce1" office:value-type="float" office:value="10.372" calcext:value-type="float">
            <text:p>10.372</text:p>
          </table:table-cell>
          <table:table-cell table:style-name="ce1" office:value-type="float" office:value="11.378" calcext:value-type="float">
            <text:p>11.378</text:p>
          </table:table-cell>
          <table:table-cell table:style-name="ce1" office:value-type="float" office:value="11.329" calcext:value-type="float">
            <text:p>11.329</text:p>
          </table:table-cell>
          <table:table-cell table:style-name="ce1" office:value-type="float" office:value="10.69" calcext:value-type="float">
            <text:p>10.6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36" calcext:value-type="float">
            <text:p>11.36</text:p>
          </table:table-cell>
          <table:table-cell table:style-name="ce1" office:value-type="float" office:value="11.542" calcext:value-type="float">
            <text:p>11.542</text:p>
          </table:table-cell>
          <table:table-cell table:style-name="ce1" office:value-type="float" office:value="11.534" calcext:value-type="float">
            <text:p>11.534</text:p>
          </table:table-cell>
          <table:table-cell table:style-name="ce1" office:value-type="float" office:value="11.572" calcext:value-type="float">
            <text:p>11.572</text:p>
          </table:table-cell>
          <table:table-cell table:style-name="ce1" office:value-type="float" office:value="10.61" calcext:value-type="float">
            <text:p>10.6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11.339" calcext:value-type="float">
            <text:p>11.339</text:p>
          </table:table-cell>
          <table:table-cell table:style-name="ce1" office:value-type="float" office:value="11.299" calcext:value-type="float">
            <text:p>11.299</text:p>
          </table:table-cell>
          <table:table-cell table:style-name="ce1" office:value-type="float" office:value="11.325" calcext:value-type="float">
            <text:p>11.325</text:p>
          </table:table-cell>
          <table:table-cell table:style-name="ce1" office:value-type="float" office:value="10.72" calcext:value-type="float">
            <text:p>10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11.773" calcext:value-type="float">
            <text:p>11.773</text:p>
          </table:table-cell>
          <table:table-cell table:style-name="ce1" office:value-type="float" office:value="11.672" calcext:value-type="float">
            <text:p>11.672</text:p>
          </table:table-cell>
          <table:table-cell table:style-name="ce1" office:value-type="float" office:value="11.617" calcext:value-type="float">
            <text:p>11.617</text:p>
          </table:table-cell>
          <table:table-cell table:style-name="ce1" office:value-type="float" office:value="10.39" calcext:value-type="float">
            <text:p>10.3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28" calcext:value-type="float">
            <text:p>11.28</text:p>
          </table:table-cell>
          <table:table-cell table:style-name="ce1" office:value-type="float" office:value="11.424" calcext:value-type="float">
            <text:p>11.424</text:p>
          </table:table-cell>
          <table:table-cell table:style-name="ce1" office:value-type="float" office:value="11.431" calcext:value-type="float">
            <text:p>11.431</text:p>
          </table:table-cell>
          <table:table-cell table:style-name="ce1" office:value-type="float" office:value="11.403" calcext:value-type="float">
            <text:p>11.403</text:p>
          </table:table-cell>
          <table:table-cell table:style-name="ce1" office:value-type="float" office:value="10.38" calcext:value-type="float">
            <text:p>10.3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93" calcext:value-type="float">
            <text:p>10.93</text:p>
          </table:table-cell>
          <table:table-cell table:style-name="ce1" office:value-type="float" office:value="10.779" calcext:value-type="float">
            <text:p>10.779</text:p>
          </table:table-cell>
          <table:table-cell table:style-name="ce1" office:value-type="float" office:value="10.809" calcext:value-type="float">
            <text:p>10.809</text:p>
          </table:table-cell>
          <table:table-cell table:style-name="ce1" office:value-type="float" office:value="10.826" calcext:value-type="float">
            <text:p>10.826</text:p>
          </table:table-cell>
          <table:table-cell table:style-name="ce1" office:value-type="float" office:value="10.39" calcext:value-type="float">
            <text:p>10.3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1.91" calcext:value-type="float">
            <text:p>11.91</text:p>
          </table:table-cell>
          <table:table-cell table:style-name="ce1" office:value-type="float" office:value="11.675" calcext:value-type="float">
            <text:p>11.675</text:p>
          </table:table-cell>
          <table:table-cell table:style-name="ce1" office:value-type="float" office:value="11.649" calcext:value-type="float">
            <text:p>11.649</text:p>
          </table:table-cell>
          <table:table-cell table:style-name="ce1" office:value-type="float" office:value="10.64" calcext:value-type="float">
            <text:p>10.6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72" calcext:value-type="float">
            <text:p>10.72</text:p>
          </table:table-cell>
          <table:table-cell table:style-name="ce1" office:value-type="float" office:value="10.69" calcext:value-type="float">
            <text:p>10.69</text:p>
          </table:table-cell>
          <table:table-cell table:style-name="ce1" office:value-type="float" office:value="10.962" calcext:value-type="float">
            <text:p>10.962</text:p>
          </table:table-cell>
          <table:table-cell table:style-name="ce1" office:value-type="float" office:value="11.008" calcext:value-type="float">
            <text:p>11.008</text:p>
          </table:table-cell>
          <table:table-cell table:style-name="ce1" office:value-type="float" office:value="10.22" calcext:value-type="float">
            <text:p>10.2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IGV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33" calcext:value-type="float">
            <text:p>11.33</text:p>
          </table:table-cell>
          <table:table-cell table:style-name="ce1" office:value-type="float" office:value="11.048" calcext:value-type="float">
            <text:p>11.048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11.244" calcext:value-type="float">
            <text:p>11.244</text:p>
          </table:table-cell>
          <table:table-cell table:style-name="ce1" office:value-type="float" office:value="10.47" calcext:value-type="float">
            <text:p>10.4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.744" calcext:value-type="float">
            <text:p>3.744</text:p>
          </table:table-cell>
          <table:table-cell table:style-name="ce1" office:value-type="float" office:value="3.055" calcext:value-type="float">
            <text:p>3.055</text:p>
          </table:table-cell>
          <table:table-cell table:style-name="ce1" office:value-type="float" office:value="3.087" calcext:value-type="float">
            <text:p>3.087</text:p>
          </table:table-cell>
          <table:table-cell table:style-name="ce1" office:value-type="float" office:value="3.39" calcext:value-type="float">
            <text:p>3.3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942" calcext:value-type="float">
            <text:p>2.942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2.766" calcext:value-type="float">
            <text:p>2.766</text:p>
          </table:table-cell>
          <table:table-cell table:style-name="ce1" office:value-type="float" office:value="3.92" calcext:value-type="float">
            <text:p>3.9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139" calcext:value-type="float">
            <text:p>3.139</text:p>
          </table:table-cell>
          <table:table-cell table:style-name="ce1" office:value-type="float" office:value="3.049" calcext:value-type="float">
            <text:p>3.049</text:p>
          </table:table-cell>
          <table:table-cell table:style-name="ce1" office:value-type="float" office:value="3.166" calcext:value-type="float">
            <text:p>3.166</text:p>
          </table:table-cell>
          <table:table-cell table:style-name="ce1" office:value-type="float" office:value="3.67" calcext:value-type="float">
            <text:p>3.6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866" calcext:value-type="float">
            <text:p>3.866</text:p>
          </table:table-cell>
          <table:table-cell table:style-name="ce1" office:value-type="float" office:value="3.035" calcext:value-type="float">
            <text:p>3.035</text:p>
          </table:table-cell>
          <table:table-cell table:style-name="ce1" office:value-type="float" office:value="3.138" calcext:value-type="float">
            <text:p>3.138</text:p>
          </table:table-cell>
          <table:table-cell table:style-name="ce1" office:value-type="float" office:value="3.1" calcext:value-type="float">
            <text:p>3.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101" calcext:value-type="float">
            <text:p>3.101</text:p>
          </table:table-cell>
          <table:table-cell table:style-name="ce1" office:value-type="float" office:value="2.903" calcext:value-type="float">
            <text:p>2.903</text:p>
          </table:table-cell>
          <table:table-cell table:style-name="ce1" office:value-type="float" office:value="2.911" calcext:value-type="float">
            <text:p>2.911</text:p>
          </table:table-cell>
          <table:table-cell table:style-name="ce1" office:value-type="float" office:value="3.05" calcext:value-type="float">
            <text:p>3.0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854" calcext:value-type="float">
            <text:p>3.854</text:p>
          </table:table-cell>
          <table:table-cell table:style-name="ce1" office:value-type="float" office:value="3.807" calcext:value-type="float">
            <text:p>3.807</text:p>
          </table:table-cell>
          <table:table-cell table:style-name="ce1" office:value-type="float" office:value="3.985" calcext:value-type="float">
            <text:p>3.985</text:p>
          </table:table-cell>
          <table:table-cell table:style-name="ce1" office:value-type="float" office:value="4.38" calcext:value-type="float">
            <text:p>4.3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326" calcext:value-type="float">
            <text:p>4.326</text:p>
          </table:table-cell>
          <table:table-cell table:style-name="ce1" office:value-type="float" office:value="4.091" calcext:value-type="float">
            <text:p>4.091</text:p>
          </table:table-cell>
          <table:table-cell table:style-name="ce1" office:value-type="float" office:value="4.294" calcext:value-type="float">
            <text:p>4.294</text:p>
          </table:table-cell>
          <table:table-cell table:style-name="ce1" office:value-type="float" office:value="4.48" calcext:value-type="float">
            <text:p>4.4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488" calcext:value-type="float">
            <text:p>4.48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083" calcext:value-type="float">
            <text:p>4.083</text:p>
          </table:table-cell>
          <table:table-cell table:style-name="ce1" office:value-type="float" office:value="4.78" calcext:value-type="float">
            <text:p>4.7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3.563" calcext:value-type="float">
            <text:p>3.563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3.99" calcext:value-type="float">
            <text:p>3.9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055" calcext:value-type="float">
            <text:p>4.055</text:p>
          </table:table-cell>
          <table:table-cell table:number-columns-repeated="2" table:style-name="ce1" office:value-type="float" office:value="3.913" calcext:value-type="float">
            <text:p>3.913</text:p>
          </table:table-cell>
          <table:table-cell table:style-name="ce1" office:value-type="float" office:value="4.56" calcext:value-type="float">
            <text:p>4.5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BQ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3.578" calcext:value-type="float">
            <text:p>3.578</text:p>
          </table:table-cell>
          <table:table-cell table:style-name="ce1" office:value-type="float" office:value="3.694" calcext:value-type="float">
            <text:p>3.694</text:p>
          </table:table-cell>
          <table:table-cell table:style-name="ce1" office:value-type="float" office:value="3.626" calcext:value-type="float">
            <text:p>3.626</text:p>
          </table:table-cell>
          <table:table-cell table:style-name="ce1" office:value-type="float" office:value="4.48" calcext:value-type="float">
            <text:p>4.4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2.962" calcext:value-type="float">
            <text:p>2.962</text:p>
          </table:table-cell>
          <table:table-cell table:style-name="ce1" office:value-type="float" office:value="2.914" calcext:value-type="float">
            <text:p>2.914</text:p>
          </table:table-cell>
          <table:table-cell table:style-name="ce1" office:value-type="float" office:value="2.919" calcext:value-type="float">
            <text:p>2.919</text:p>
          </table:table-cell>
          <table:table-cell table:style-name="ce1" office:value-type="float" office:value="3.49" calcext:value-type="float">
            <text:p>3.4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06" calcext:value-type="float">
            <text:p>6.06</text:p>
          </table:table-cell>
          <table:table-cell table:style-name="ce1" office:value-type="float" office:value="3.521" calcext:value-type="float">
            <text:p>3.521</text:p>
          </table:table-cell>
          <table:table-cell table:style-name="ce1" office:value-type="float" office:value="3.138" calcext:value-type="float">
            <text:p>3.138</text:p>
          </table:table-cell>
          <table:table-cell table:style-name="ce1" office:value-type="float" office:value="3.105" calcext:value-type="float">
            <text:p>3.105</text:p>
          </table:table-cell>
          <table:table-cell table:style-name="ce1" office:value-type="float" office:value="5.76" calcext:value-type="float">
            <text:p>5.7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2.558" calcext:value-type="float">
            <text:p>2.558</text:p>
          </table:table-cell>
          <table:table-cell table:style-name="ce1" office:value-type="float" office:value="2.723" calcext:value-type="float">
            <text:p>2.723</text:p>
          </table:table-cell>
          <table:table-cell table:style-name="ce1" office:value-type="float" office:value="2.689" calcext:value-type="float">
            <text:p>2.68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815" calcext:value-type="float">
            <text:p>3.815</text:p>
          </table:table-cell>
          <table:table-cell table:style-name="ce1" office:value-type="float" office:value="3.516" calcext:value-type="float">
            <text:p>3.516</text:p>
          </table:table-cell>
          <table:table-cell table:style-name="ce1" office:value-type="float" office:value="3.463" calcext:value-type="float">
            <text:p>3.463</text:p>
          </table:table-cell>
          <table:table-cell table:style-name="ce1" office:value-type="float" office:value="2.76" calcext:value-type="float">
            <text:p>2.7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83" calcext:value-type="float">
            <text:p>2.83</text:p>
          </table:table-cell>
          <table:table-cell table:style-name="ce1" office:value-type="float" office:value="3.462" calcext:value-type="float">
            <text:p>3.462</text:p>
          </table:table-cell>
          <table:table-cell table:style-name="ce1" office:value-type="float" office:value="3.605" calcext:value-type="float">
            <text:p>3.605</text:p>
          </table:table-cell>
          <table:table-cell table:style-name="ce1" office:value-type="float" office:value="3.625" calcext:value-type="float">
            <text:p>3.625</text:p>
          </table:table-cell>
          <table:table-cell table:style-name="ce1" office:value-type="float" office:value="4.02" calcext:value-type="float">
            <text:p>4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3.353" calcext:value-type="float">
            <text:p>3.353</text:p>
          </table:table-cell>
          <table:table-cell table:style-name="ce1" office:value-type="float" office:value="3.373" calcext:value-type="float">
            <text:p>3.373</text:p>
          </table:table-cell>
          <table:table-cell table:style-name="ce1" office:value-type="float" office:value="5.12" calcext:value-type="float">
            <text:p>5.1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4.087" calcext:value-type="float">
            <text:p>4.087</text:p>
          </table:table-cell>
          <table:table-cell table:style-name="ce1" office:value-type="float" office:value="3.995" calcext:value-type="float">
            <text:p>3.995</text:p>
          </table:table-cell>
          <table:table-cell table:style-name="ce1" office:value-type="float" office:value="4.021" calcext:value-type="float">
            <text:p>4.021</text:p>
          </table:table-cell>
          <table:table-cell table:style-name="ce1" office:value-type="float" office:value="3.31" calcext:value-type="float">
            <text:p>3.3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6.623" calcext:value-type="float">
            <text:p>6.623</text:p>
          </table:table-cell>
          <table:table-cell table:style-name="ce1" office:value-type="float" office:value="6.626" calcext:value-type="float">
            <text:p>6.626</text:p>
          </table:table-cell>
          <table:table-cell table:style-name="ce1" office:value-type="float" office:value="6.594" calcext:value-type="float">
            <text:p>6.594</text:p>
          </table:table-cell>
          <table:table-cell table:style-name="ce1" office:value-type="float" office:value="5.44" calcext:value-type="float">
            <text:p>5.4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A5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09" calcext:value-type="float">
            <text:p>6.09</text:p>
          </table:table-cell>
          <table:table-cell table:style-name="ce1" office:value-type="float" office:value="6.202" calcext:value-type="float">
            <text:p>6.202</text:p>
          </table:table-cell>
          <table:table-cell table:style-name="ce1" office:value-type="float" office:value="6.293" calcext:value-type="float">
            <text:p>6.293</text:p>
          </table:table-cell>
          <table:table-cell table:style-name="ce1" office:value-type="float" office:value="6.325" calcext:value-type="float">
            <text:p>6.325</text:p>
          </table:table-cell>
          <table:table-cell table:style-name="ce1" office:value-type="float" office:value="5.71" calcext:value-type="float">
            <text:p>5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2.788" calcext:value-type="float">
            <text:p>2.788</text:p>
          </table:table-cell>
          <table:table-cell table:style-name="ce1" office:value-type="float" office:value="2.864" calcext:value-type="float">
            <text:p>2.864</text:p>
          </table:table-cell>
          <table:table-cell table:style-name="ce1" office:value-type="float" office:value="3.833" calcext:value-type="float">
            <text:p>3.833</text:p>
          </table:table-cell>
          <table:table-cell table:style-name="ce1" office:value-type="float" office:value="2.66" calcext:value-type="float">
            <text:p>2.6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3.98" calcext:value-type="float">
            <text:p>3.98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3.429" calcext:value-type="float">
            <text:p>3.429</text:p>
          </table:table-cell>
          <table:table-cell table:style-name="ce1" office:value-type="float" office:value="4.11" calcext:value-type="float">
            <text:p>4.1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4.081" calcext:value-type="float">
            <text:p>4.081</text:p>
          </table:table-cell>
          <table:table-cell table:style-name="ce1" office:value-type="float" office:value="3.862" calcext:value-type="float">
            <text:p>3.862</text:p>
          </table:table-cell>
          <table:table-cell table:style-name="ce1" office:value-type="float" office:value="3.858" calcext:value-type="float">
            <text:p>3.858</text:p>
          </table:table-cell>
          <table:table-cell table:style-name="ce1" office:value-type="float" office:value="3.98" calcext:value-type="float">
            <text:p>3.9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3.526" calcext:value-type="float">
            <text:p>3.526</text:p>
          </table:table-cell>
          <table:table-cell table:style-name="ce1" office:value-type="float" office:value="3.201" calcext:value-type="float">
            <text:p>3.201</text:p>
          </table:table-cell>
          <table:table-cell table:style-name="ce1" office:value-type="float" office:value="3.154" calcext:value-type="float">
            <text:p>3.154</text:p>
          </table:table-cell>
          <table:table-cell table:style-name="ce1" office:value-type="float" office:value="3.66" calcext:value-type="float">
            <text:p>3.6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4.136" calcext:value-type="float">
            <text:p>4.136</text:p>
          </table:table-cell>
          <table:table-cell table:style-name="ce1" office:value-type="float" office:value="3.395" calcext:value-type="float">
            <text:p>3.395</text:p>
          </table:table-cell>
          <table:table-cell table:style-name="ce1" office:value-type="float" office:value="3.389" calcext:value-type="float">
            <text:p>3.389</text:p>
          </table:table-cell>
          <table:table-cell table:style-name="ce1" office:value-type="float" office:value="5.89" calcext:value-type="float">
            <text:p>5.8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2.964" calcext:value-type="float">
            <text:p>2.964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1.84" calcext:value-type="float">
            <text:p>1.8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4.103" calcext:value-type="float">
            <text:p>4.103</text:p>
          </table:table-cell>
          <table:table-cell table:style-name="ce1" office:value-type="float" office:value="3.671" calcext:value-type="float">
            <text:p>3.671</text:p>
          </table:table-cell>
          <table:table-cell table:style-name="ce1" office:value-type="float" office:value="3.59" calcext:value-type="float">
            <text:p>3.59</text:p>
          </table:table-cell>
          <table:table-cell table:style-name="ce1" office:value-type="float" office:value="2.81" calcext:value-type="float">
            <text:p>2.8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02" calcext:value-type="float">
            <text:p>5.02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192" calcext:value-type="float">
            <text:p>4.192</text:p>
          </table:table-cell>
          <table:table-cell table:style-name="ce1" office:value-type="float" office:value="4.227" calcext:value-type="float">
            <text:p>4.227</text:p>
          </table:table-cell>
          <table:table-cell table:style-name="ce1" office:value-type="float" office:value="4.26" calcext:value-type="float">
            <text:p>4.2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3.817" calcext:value-type="float">
            <text:p>3.817</text:p>
          </table:table-cell>
          <table:table-cell table:style-name="ce1" office:value-type="float" office:value="3.814" calcext:value-type="float">
            <text:p>3.814</text:p>
          </table:table-cell>
          <table:table-cell table:style-name="ce1" office:value-type="float" office:value="3.822" calcext:value-type="float">
            <text:p>3.822</text:p>
          </table:table-cell>
          <table:table-cell table:style-name="ce1" office:value-type="float" office:value="4.9" calcext:value-type="float">
            <text:p>4.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3.747" calcext:value-type="float">
            <text:p>3.747</text:p>
          </table:table-cell>
          <table:table-cell table:style-name="ce1" office:value-type="float" office:value="3.582" calcext:value-type="float">
            <text:p>3.582</text:p>
          </table:table-cell>
          <table:table-cell table:style-name="ce1" office:value-type="float" office:value="3.618" calcext:value-type="float">
            <text:p>3.618</text:p>
          </table:table-cell>
          <table:table-cell table:style-name="ce1" office:value-type="float" office:value="4.42" calcext:value-type="float">
            <text:p>4.4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4.525" calcext:value-type="float">
            <text:p>4.525</text:p>
          </table:table-cell>
          <table:table-cell table:style-name="ce1" office:value-type="float" office:value="4.249" calcext:value-type="float">
            <text:p>4.249</text:p>
          </table:table-cell>
          <table:table-cell table:style-name="ce1" office:value-type="float" office:value="4.257" calcext:value-type="float">
            <text:p>4.257</text:p>
          </table:table-cell>
          <table:table-cell table:style-name="ce1" office:value-type="float" office:value="4.72" calcext:value-type="float">
            <text:p>4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4.893" calcext:value-type="float">
            <text:p>4.893</text:p>
          </table:table-cell>
          <table:table-cell table:style-name="ce1" office:value-type="float" office:value="4.504" calcext:value-type="float">
            <text:p>4.504</text:p>
          </table:table-cell>
          <table:table-cell table:style-name="ce1" office:value-type="float" office:value="4.522" calcext:value-type="float">
            <text:p>4.522</text:p>
          </table:table-cell>
          <table:table-cell table:style-name="ce1" office:value-type="float" office:value="3.72" calcext:value-type="float">
            <text:p>3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8.27" calcext:value-type="float">
            <text:p>8.27</text:p>
          </table:table-cell>
          <table:table-cell table:style-name="ce1" office:value-type="float" office:value="7.344" calcext:value-type="float">
            <text:p>7.344</text:p>
          </table:table-cell>
          <table:table-cell table:style-name="ce1" office:value-type="float" office:value="7.062" calcext:value-type="float">
            <text:p>7.062</text:p>
          </table:table-cell>
          <table:table-cell table:style-name="ce1" office:value-type="float" office:value="7.106" calcext:value-type="float">
            <text:p>7.106</text:p>
          </table:table-cell>
          <table:table-cell table:style-name="ce1" office:value-type="float" office:value="5.79" calcext:value-type="float">
            <text:p>5.7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NI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6.585" calcext:value-type="float">
            <text:p>6.585</text:p>
          </table:table-cell>
          <table:table-cell table:style-name="ce1" office:value-type="float" office:value="6.587" calcext:value-type="float">
            <text:p>6.587</text:p>
          </table:table-cell>
          <table:table-cell table:style-name="ce1" office:value-type="float" office:value="6.619" calcext:value-type="float">
            <text:p>6.619</text:p>
          </table:table-cell>
          <table:table-cell table:style-name="ce1" office:value-type="float" office:value="5.78" calcext:value-type="float">
            <text:p>5.7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RC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.324" calcext:value-type="float">
            <text:p>5.324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5.881" calcext:value-type="float">
            <text:p>5.881</text:p>
          </table:table-cell>
          <table:table-cell table:style-name="ce1" office:value-type="float" office:value="2.44" calcext:value-type="float">
            <text:p>2.4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R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.211" calcext:value-type="float">
            <text:p>5.211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91" calcext:value-type="float">
            <text:p>5.691</text:p>
          </table:table-cell>
          <table:table-cell table:style-name="ce1" office:value-type="float" office:value="6.42" calcext:value-type="float">
            <text:p>6.4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R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6.117" calcext:value-type="float">
            <text:p>6.117</text:p>
          </table:table-cell>
          <table:table-cell table:style-name="ce1" office:value-type="float" office:value="5.933" calcext:value-type="float">
            <text:p>5.933</text:p>
          </table:table-cell>
          <table:table-cell table:style-name="ce1" office:value-type="float" office:value="6.75" calcext:value-type="float">
            <text:p>6.7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HRC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067" calcext:value-type="float">
            <text:p>10.067</text:p>
          </table:table-cell>
          <table:table-cell table:style-name="ce1" office:value-type="float" office:value="10.58" calcext:value-type="float">
            <text:p>10.58</text:p>
          </table:table-cell>
          <table:table-cell table:style-name="ce1" office:value-type="float" office:value="10.61" calcext:value-type="float">
            <text:p>10.61</text:p>
          </table:table-cell>
          <table:table-cell table:style-name="ce1" office:value-type="float" office:value="9.94" calcext:value-type="float">
            <text:p>9.9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491" calcext:value-type="float">
            <text:p>3.491</text:p>
          </table:table-cell>
          <table:table-cell table:style-name="ce1" office:value-type="float" office:value="3.102" calcext:value-type="float">
            <text:p>3.102</text:p>
          </table:table-cell>
          <table:table-cell table:style-name="ce1" office:value-type="float" office:value="3.084" calcext:value-type="float">
            <text:p>3.084</text:p>
          </table:table-cell>
          <table:table-cell table:style-name="ce1" office:value-type="float" office:value="3.27" calcext:value-type="float">
            <text:p>3.2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455" calcext:value-type="float">
            <text:p>6.455</text:p>
          </table:table-cell>
          <table:table-cell table:style-name="ce1" office:value-type="float" office:value="6.506" calcext:value-type="float">
            <text:p>6.506</text:p>
          </table:table-cell>
          <table:table-cell table:style-name="ce1" office:value-type="float" office:value="6.473" calcext:value-type="float">
            <text:p>6.473</text:p>
          </table:table-cell>
          <table:table-cell table:style-name="ce1" office:value-type="float" office:value="7.4" calcext:value-type="float">
            <text:p>7.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3.837" calcext:value-type="float">
            <text:p>3.837</text:p>
          </table:table-cell>
          <table:table-cell table:style-name="ce1" office:value-type="float" office:value="3.499" calcext:value-type="float">
            <text:p>3.499</text:p>
          </table:table-cell>
          <table:table-cell table:style-name="ce1" office:value-type="float" office:value="3.352" calcext:value-type="float">
            <text:p>3.352</text:p>
          </table:table-cell>
          <table:table-cell table:style-name="ce1" office:value-type="float" office:value="3.14" calcext:value-type="float">
            <text:p>3.1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3.876" calcext:value-type="float">
            <text:p>3.876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3.433" calcext:value-type="float">
            <text:p>3.433</text:p>
          </table:table-cell>
          <table:table-cell table:style-name="ce1" office:value-type="float" office:value="2.34" calcext:value-type="float">
            <text:p>2.3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3.939" calcext:value-type="float">
            <text:p>3.939</text:p>
          </table:table-cell>
          <table:table-cell table:style-name="ce1" office:value-type="float" office:value="3.211" calcext:value-type="float">
            <text:p>3.211</text:p>
          </table:table-cell>
          <table:table-cell table:style-name="ce1" office:value-type="float" office:value="3.195" calcext:value-type="float">
            <text:p>3.195</text:p>
          </table:table-cell>
          <table:table-cell table:style-name="ce1" office:value-type="float" office:value="3.38" calcext:value-type="float">
            <text:p>3.3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3.927" calcext:value-type="float">
            <text:p>3.927</text:p>
          </table:table-cell>
          <table:table-cell table:style-name="ce1" office:value-type="float" office:value="3.857" calcext:value-type="float">
            <text:p>3.857</text:p>
          </table:table-cell>
          <table:table-cell table:style-name="ce1" office:value-type="float" office:value="3.92" calcext:value-type="float">
            <text:p>3.9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9" calcext:value-type="float">
            <text:p>3.89</text:p>
          </table:table-cell>
          <table:table-cell table:style-name="ce1" office:value-type="float" office:value="3.831" calcext:value-type="float">
            <text:p>3.831</text:p>
          </table:table-cell>
          <table:table-cell table:style-name="ce1" office:value-type="float" office:value="3.597" calcext:value-type="float">
            <text:p>3.597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3.72" calcext:value-type="float">
            <text:p>3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9" calcext:value-type="float">
            <text:p>5.39</text:p>
          </table:table-cell>
          <table:table-cell table:style-name="ce1" office:value-type="float" office:value="4.152" calcext:value-type="float">
            <text:p>4.152</text:p>
          </table:table-cell>
          <table:table-cell table:style-name="ce1" office:value-type="float" office:value="3.961" calcext:value-type="float">
            <text:p>3.961</text:p>
          </table:table-cell>
          <table:table-cell table:style-name="ce1" office:value-type="float" office:value="3.909" calcext:value-type="float">
            <text:p>3.909</text:p>
          </table:table-cell>
          <table:table-cell table:style-name="ce1" office:value-type="float" office:value="3.71" calcext:value-type="float">
            <text:p>3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4.557" calcext:value-type="float">
            <text:p>4.557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4.323" calcext:value-type="float">
            <text:p>4.323</text:p>
          </table:table-cell>
          <table:table-cell table:style-name="ce1" office:value-type="float" office:value="4.71" calcext:value-type="float">
            <text:p>4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4.522" calcext:value-type="float">
            <text:p>4.522</text:p>
          </table:table-cell>
          <table:table-cell table:style-name="ce1" office:value-type="float" office:value="4.318" calcext:value-type="float">
            <text:p>4.318</text:p>
          </table:table-cell>
          <table:table-cell table:style-name="ce1" office:value-type="float" office:value="4.277" calcext:value-type="float">
            <text:p>4.277</text:p>
          </table:table-cell>
          <table:table-cell table:style-name="ce1" office:value-type="float" office:value="4.53" calcext:value-type="float">
            <text:p>4.5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3" calcext:value-type="float">
            <text:p>3.93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3.494" calcext:value-type="float">
            <text:p>3.494</text:p>
          </table:table-cell>
          <table:table-cell table:style-name="ce1" office:value-type="float" office:value="3.516" calcext:value-type="float">
            <text:p>3.516</text:p>
          </table:table-cell>
          <table:table-cell table:style-name="ce1" office:value-type="float" office:value="4.82" calcext:value-type="float">
            <text:p>4.8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4.122" calcext:value-type="float">
            <text:p>4.122</text:p>
          </table:table-cell>
          <table:table-cell table:style-name="ce1" office:value-type="float" office:value="4.032" calcext:value-type="float">
            <text:p>4.032</text:p>
          </table:table-cell>
          <table:table-cell table:style-name="ce1" office:value-type="float" office:value="3.999" calcext:value-type="float">
            <text:p>3.999</text:p>
          </table:table-cell>
          <table:table-cell table:style-name="ce1" office:value-type="float" office:value="2.9" calcext:value-type="float">
            <text:p>2.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16" calcext:value-type="float">
            <text:p>5.16</text:p>
          </table:table-cell>
          <table:table-cell table:style-name="ce1" office:value-type="float" office:value="4.799" calcext:value-type="float">
            <text:p>4.799</text:p>
          </table:table-cell>
          <table:table-cell table:style-name="ce1" office:value-type="float" office:value="4.463" calcext:value-type="float">
            <text:p>4.463</text:p>
          </table:table-cell>
          <table:table-cell table:style-name="ce1" office:value-type="float" office:value="4.544" calcext:value-type="float">
            <text:p>4.544</text:p>
          </table:table-cell>
          <table:table-cell table:style-name="ce1" office:value-type="float" office:value="5.12" calcext:value-type="float">
            <text:p>5.1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7.13" calcext:value-type="float">
            <text:p>7.13</text:p>
          </table:table-cell>
          <table:table-cell table:style-name="ce1" office:value-type="float" office:value="7.036" calcext:value-type="float">
            <text:p>7.0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96" calcext:value-type="float">
            <text:p>6.9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9RNT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6.856" calcext:value-type="float">
            <text:p>6.856</text:p>
          </table:table-cell>
          <table:table-cell table:style-name="ce1" office:value-type="float" office:value="6.757" calcext:value-type="float">
            <text:p>6.757</text:p>
          </table:table-cell>
          <table:table-cell table:style-name="ce1" office:value-type="float" office:value="6.734" calcext:value-type="float">
            <text:p>6.734</text:p>
          </table:table-cell>
          <table:table-cell table:style-name="ce1" office:value-type="float" office:value="6.06" calcext:value-type="float">
            <text:p>6.0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.908" calcext:value-type="float">
            <text:p>3.908</text:p>
          </table:table-cell>
          <table:table-cell table:style-name="ce1" office:value-type="float" office:value="3.497" calcext:value-type="float">
            <text:p>3.497</text:p>
          </table:table-cell>
          <table:table-cell table:style-name="ce1" office:value-type="float" office:value="3.426" calcext:value-type="float">
            <text:p>3.426</text:p>
          </table:table-cell>
          <table:table-cell table:style-name="ce1" office:value-type="float" office:value="3.95" calcext:value-type="float">
            <text:p>3.9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132" calcext:value-type="float">
            <text:p>3.132</text:p>
          </table:table-cell>
          <table:table-cell table:style-name="ce1" office:value-type="float" office:value="3.061" calcext:value-type="float">
            <text:p>3.061</text:p>
          </table:table-cell>
          <table:table-cell table:style-name="ce1" office:value-type="float" office:value="3.094" calcext:value-type="float">
            <text:p>3.094</text:p>
          </table:table-cell>
          <table:table-cell table:style-name="ce1" office:value-type="float" office:value="3.18" calcext:value-type="float">
            <text:p>3.1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683" calcext:value-type="float">
            <text:p>4.683</text:p>
          </table:table-cell>
          <table:table-cell table:style-name="ce1" office:value-type="float" office:value="3.501" calcext:value-type="float">
            <text:p>3.501</text:p>
          </table:table-cell>
          <table:table-cell table:style-name="ce1" office:value-type="float" office:value="3.554" calcext:value-type="float">
            <text:p>3.554</text:p>
          </table:table-cell>
          <table:table-cell table:style-name="ce1" office:value-type="float" office:value="3.47" calcext:value-type="float">
            <text:p>3.4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3.623" calcext:value-type="float">
            <text:p>3.623</text:p>
          </table:table-cell>
          <table:table-cell table:style-name="ce1" office:value-type="float" office:value="3.599" calcext:value-type="float">
            <text:p>3.599</text:p>
          </table:table-cell>
          <table:table-cell table:style-name="ce1" office:value-type="float" office:value="5.02" calcext:value-type="float">
            <text:p>5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797" calcext:value-type="float">
            <text:p>4.797</text:p>
          </table:table-cell>
          <table:table-cell table:style-name="ce1" office:value-type="float" office:value="3.786" calcext:value-type="float">
            <text:p>3.786</text:p>
          </table:table-cell>
          <table:table-cell table:style-name="ce1" office:value-type="float" office:value="3.756" calcext:value-type="float">
            <text:p>3.756</text:p>
          </table:table-cell>
          <table:table-cell table:style-name="ce1" office:value-type="float" office:value="3.99" calcext:value-type="float">
            <text:p>3.9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871" calcext:value-type="float">
            <text:p>3.871</text:p>
          </table:table-cell>
          <table:table-cell table:style-name="ce1" office:value-type="float" office:value="3.189" calcext:value-type="float">
            <text:p>3.189</text:p>
          </table:table-cell>
          <table:table-cell table:style-name="ce1" office:value-type="float" office:value="3.221" calcext:value-type="float">
            <text:p>3.221</text:p>
          </table:table-cell>
          <table:table-cell table:style-name="ce1" office:value-type="float" office:value="3.51" calcext:value-type="float">
            <text:p>3.5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869" calcext:value-type="float">
            <text:p>4.869</text:p>
          </table:table-cell>
          <table:table-cell table:style-name="ce1" office:value-type="float" office:value="4.406" calcext:value-type="float">
            <text:p>4.406</text:p>
          </table:table-cell>
          <table:table-cell table:style-name="ce1" office:value-type="float" office:value="4.359" calcext:value-type="float">
            <text:p>4.359</text:p>
          </table:table-cell>
          <table:table-cell table:style-name="ce1" office:value-type="float" office:value="5.7" calcext:value-type="float">
            <text:p>5.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551" calcext:value-type="float">
            <text:p>4.551</text:p>
          </table:table-cell>
          <table:table-cell table:style-name="ce1" office:value-type="float" office:value="4.221" calcext:value-type="float">
            <text:p>4.221</text:p>
          </table:table-cell>
          <table:table-cell table:style-name="ce1" office:value-type="float" office:value="4.242" calcext:value-type="float">
            <text:p>4.242</text:p>
          </table:table-cell>
          <table:table-cell table:style-name="ce1" office:value-type="float" office:value="4.74" calcext:value-type="float">
            <text:p>4.7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334" calcext:value-type="float">
            <text:p>3.334</text:p>
          </table:table-cell>
          <table:table-cell table:style-name="ce1" office:value-type="float" office:value="3.443" calcext:value-type="float">
            <text:p>3.443</text:p>
          </table:table-cell>
          <table:table-cell table:style-name="ce1" office:value-type="float" office:value="3.489" calcext:value-type="float">
            <text:p>3.489</text:p>
          </table:table-cell>
          <table:table-cell table:style-name="ce1" office:value-type="float" office:value="4.35" calcext:value-type="float">
            <text:p>4.3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568" calcext:value-type="float">
            <text:p>4.568</text:p>
          </table:table-cell>
          <table:table-cell table:style-name="ce1" office:value-type="float" office:value="3.824" calcext:value-type="float">
            <text:p>3.824</text:p>
          </table:table-cell>
          <table:table-cell table:style-name="ce1" office:value-type="float" office:value="3.866" calcext:value-type="float">
            <text:p>3.86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654" calcext:value-type="float">
            <text:p>4.654</text:p>
          </table:table-cell>
          <table:table-cell table:style-name="ce1" office:value-type="float" office:value="4.293" calcext:value-type="float">
            <text:p>4.293</text:p>
          </table:table-cell>
          <table:table-cell table:style-name="ce1" office:value-type="float" office:value="4.24" calcext:value-type="float">
            <text:p>4.24</text:p>
          </table:table-cell>
          <table:table-cell table:style-name="ce1" office:value-type="float" office:value="4.66" calcext:value-type="float">
            <text:p>4.6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386" calcext:value-type="float">
            <text:p>4.386</text:p>
          </table:table-cell>
          <table:table-cell table:style-name="ce1" office:value-type="float" office:value="4.066" calcext:value-type="float">
            <text:p>4.066</text:p>
          </table:table-cell>
          <table:table-cell table:style-name="ce1" office:value-type="float" office:value="4.061" calcext:value-type="float">
            <text:p>4.061</text:p>
          </table:table-cell>
          <table:table-cell table:style-name="ce1" office:value-type="float" office:value="4.37" calcext:value-type="float">
            <text:p>4.3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129" calcext:value-type="float">
            <text:p>4.129</text:p>
          </table:table-cell>
          <table:table-cell table:style-name="ce1" office:value-type="float" office:value="3.888" calcext:value-type="float">
            <text:p>3.888</text:p>
          </table:table-cell>
          <table:table-cell table:style-name="ce1" office:value-type="float" office:value="3.903" calcext:value-type="float">
            <text:p>3.903</text:p>
          </table:table-cell>
          <table:table-cell table:style-name="ce1" office:value-type="float" office:value="3.59" calcext:value-type="float">
            <text:p>3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713" calcext:value-type="float">
            <text:p>3.713</text:p>
          </table:table-cell>
          <table:table-cell table:style-name="ce1" office:value-type="float" office:value="3.598" calcext:value-type="float">
            <text:p>3.598</text:p>
          </table:table-cell>
          <table:table-cell table:style-name="ce1" office:value-type="float" office:value="3.641" calcext:value-type="float">
            <text:p>3.641</text:p>
          </table:table-cell>
          <table:table-cell table:style-name="ce1" office:value-type="float" office:value="4.68" calcext:value-type="float">
            <text:p>4.6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993" calcext:value-type="float">
            <text:p>3.993</text:p>
          </table:table-cell>
          <table:table-cell table:style-name="ce1" office:value-type="float" office:value="3.761" calcext:value-type="float">
            <text:p>3.761</text:p>
          </table:table-cell>
          <table:table-cell table:style-name="ce1" office:value-type="float" office:value="3.785" calcext:value-type="float">
            <text:p>3.785</text:p>
          </table:table-cell>
          <table:table-cell table:style-name="ce1" office:value-type="float" office:value="3.06" calcext:value-type="float">
            <text:p>3.0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414" calcext:value-type="float">
            <text:p>4.414</text:p>
          </table:table-cell>
          <table:table-cell table:style-name="ce1" office:value-type="float" office:value="4.249" calcext:value-type="float">
            <text:p>4.249</text:p>
          </table:table-cell>
          <table:table-cell table:style-name="ce1" office:value-type="float" office:value="4.274" calcext:value-type="float">
            <text:p>4.274</text:p>
          </table:table-cell>
          <table:table-cell table:style-name="ce1" office:value-type="float" office:value="4.73" calcext:value-type="float">
            <text:p>4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T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386" calcext:value-type="float">
            <text:p>6.386</text:p>
          </table:table-cell>
          <table:table-cell table:style-name="ce1" office:value-type="float" office:value="6.331" calcext:value-type="float">
            <text:p>6.331</text:p>
          </table:table-cell>
          <table:table-cell table:style-name="ce1" office:value-type="float" office:value="6.357" calcext:value-type="float">
            <text:p>6.357</text:p>
          </table:table-cell>
          <table:table-cell table:style-name="ce1" office:value-type="float" office:value="6.24" calcext:value-type="float">
            <text:p>6.2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959" calcext:value-type="float">
            <text:p>3.959</text:p>
          </table:table-cell>
          <table:table-cell table:style-name="ce1" office:value-type="float" office:value="3.488" calcext:value-type="float">
            <text:p>3.488</text:p>
          </table:table-cell>
          <table:table-cell table:style-name="ce1" office:value-type="float" office:value="3.419" calcext:value-type="float">
            <text:p>3.419</text:p>
          </table:table-cell>
          <table:table-cell table:style-name="ce1" office:value-type="float" office:value="3.95" calcext:value-type="float">
            <text:p>3.9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2.981" calcext:value-type="float">
            <text:p>2.981</text:p>
          </table:table-cell>
          <table:table-cell table:style-name="ce1" office:value-type="float" office:value="3.035" calcext:value-type="float">
            <text:p>3.035</text:p>
          </table:table-cell>
          <table:table-cell table:style-name="ce1" office:value-type="float" office:value="3.2" calcext:value-type="float">
            <text:p>3.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198" calcext:value-type="float">
            <text:p>7.198</text:p>
          </table:table-cell>
          <table:table-cell table:style-name="ce1" office:value-type="float" office:value="7.164" calcext:value-type="float">
            <text:p>7.164</text:p>
          </table:table-cell>
          <table:table-cell table:style-name="ce1" office:value-type="float" office:value="7.314" calcext:value-type="float">
            <text:p>7.314</text:p>
          </table:table-cell>
          <table:table-cell table:style-name="ce1" office:value-type="float" office:value="7.45" calcext:value-type="float">
            <text:p>7.4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616" calcext:value-type="float">
            <text:p>4.616</text:p>
          </table:table-cell>
          <table:table-cell table:style-name="ce1" office:value-type="float" office:value="3.542" calcext:value-type="float">
            <text:p>3.542</text:p>
          </table:table-cell>
          <table:table-cell table:style-name="ce1" office:value-type="float" office:value="3.537" calcext:value-type="float">
            <text:p>3.537</text:p>
          </table:table-cell>
          <table:table-cell table:style-name="ce1" office:value-type="float" office:value="5.15" calcext:value-type="float">
            <text:p>5.1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368" calcext:value-type="float">
            <text:p>4.368</text:p>
          </table:table-cell>
          <table:table-cell table:style-name="ce1" office:value-type="float" office:value="3.588" calcext:value-type="float">
            <text:p>3.588</text:p>
          </table:table-cell>
          <table:table-cell table:style-name="ce1" office:value-type="float" office:value="3.602" calcext:value-type="float">
            <text:p>3.602</text:p>
          </table:table-cell>
          <table:table-cell table:style-name="ce1" office:value-type="float" office:value="3.32" calcext:value-type="float">
            <text:p>3.3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731" calcext:value-type="float">
            <text:p>4.731</text:p>
          </table:table-cell>
          <table:table-cell table:style-name="ce1" office:value-type="float" office:value="3.708" calcext:value-type="float">
            <text:p>3.708</text:p>
          </table:table-cell>
          <table:table-cell table:style-name="ce1" office:value-type="float" office:value="3.738" calcext:value-type="float">
            <text:p>3.738</text:p>
          </table:table-cell>
          <table:table-cell table:style-name="ce1" office:value-type="float" office:value="3.81" calcext:value-type="float">
            <text:p>3.8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894" calcext:value-type="float">
            <text:p>3.894</text:p>
          </table:table-cell>
          <table:table-cell table:style-name="ce1" office:value-type="float" office:value="3.205" calcext:value-type="float">
            <text:p>3.205</text:p>
          </table:table-cell>
          <table:table-cell table:style-name="ce1" office:value-type="float" office:value="3.225" calcext:value-type="float">
            <text:p>3.225</text:p>
          </table:table-cell>
          <table:table-cell table:style-name="ce1" office:value-type="float" office:value="3.08" calcext:value-type="float">
            <text:p>3.0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839" calcext:value-type="float">
            <text:p>4.839</text:p>
          </table:table-cell>
          <table:table-cell table:style-name="ce1" office:value-type="float" office:value="4.357" calcext:value-type="float">
            <text:p>4.357</text:p>
          </table:table-cell>
          <table:table-cell table:style-name="ce1" office:value-type="float" office:value="4.336" calcext:value-type="float">
            <text:p>4.336</text:p>
          </table:table-cell>
          <table:table-cell table:style-name="ce1" office:value-type="float" office:value="5.61" calcext:value-type="float">
            <text:p>5.6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597" calcext:value-type="float">
            <text:p>4.597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4.266" calcext:value-type="float">
            <text:p>4.266</text:p>
          </table:table-cell>
          <table:table-cell table:style-name="ce1" office:value-type="float" office:value="4.71" calcext:value-type="float">
            <text:p>4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403" calcext:value-type="float">
            <text:p>3.403</text:p>
          </table:table-cell>
          <table:table-cell table:style-name="ce1" office:value-type="float" office:value="3.479" calcext:value-type="float">
            <text:p>3.479</text:p>
          </table:table-cell>
          <table:table-cell table:style-name="ce1" office:value-type="float" office:value="3.495" calcext:value-type="float">
            <text:p>3.495</text:p>
          </table:table-cell>
          <table:table-cell table:style-name="ce1" office:value-type="float" office:value="4.05" calcext:value-type="float">
            <text:p>4.0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643" calcext:value-type="float">
            <text:p>4.643</text:p>
          </table:table-cell>
          <table:table-cell table:style-name="ce1" office:value-type="float" office:value="3.859" calcext:value-type="float">
            <text:p>3.859</text:p>
          </table:table-cell>
          <table:table-cell table:style-name="ce1" office:value-type="float" office:value="3.98" calcext:value-type="float">
            <text:p>3.98</text:p>
          </table:table-cell>
          <table:table-cell table:style-name="ce1" office:value-type="float" office:value="5.47" calcext:value-type="float">
            <text:p>5.4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4.229" calcext:value-type="float">
            <text:p>4.229</text:p>
          </table:table-cell>
          <table:table-cell table:style-name="ce1" office:value-type="float" office:value="5.02" calcext:value-type="float">
            <text:p>5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421" calcext:value-type="float">
            <text:p>4.421</text:p>
          </table:table-cell>
          <table:table-cell table:style-name="ce1" office:value-type="float" office:value="4.105" calcext:value-type="float">
            <text:p>4.105</text:p>
          </table:table-cell>
          <table:table-cell table:style-name="ce1" office:value-type="float" office:value="4.071" calcext:value-type="float">
            <text:p>4.071</text:p>
          </table:table-cell>
          <table:table-cell table:style-name="ce1" office:value-type="float" office:value="4.26" calcext:value-type="float">
            <text:p>4.2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09" calcext:value-type="float">
            <text:p>4.109</text:p>
          </table:table-cell>
          <table:table-cell table:style-name="ce1" office:value-type="float" office:value="3.826" calcext:value-type="float">
            <text:p>3.826</text:p>
          </table:table-cell>
          <table:table-cell table:style-name="ce1" office:value-type="float" office:value="3.979" calcext:value-type="float">
            <text:p>3.979</text:p>
          </table:table-cell>
          <table:table-cell table:style-name="ce1" office:value-type="float" office:value="3.94" calcext:value-type="float">
            <text:p>3.9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773" calcext:value-type="float">
            <text:p>3.773</text:p>
          </table:table-cell>
          <table:table-cell table:style-name="ce1" office:value-type="float" office:value="3.636" calcext:value-type="float">
            <text:p>3.636</text:p>
          </table:table-cell>
          <table:table-cell table:style-name="ce1" office:value-type="float" office:value="3.676" calcext:value-type="float">
            <text:p>3.676</text:p>
          </table:table-cell>
          <table:table-cell table:style-name="ce1" office:value-type="float" office:value="4.53" calcext:value-type="float">
            <text:p>4.5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996" calcext:value-type="float">
            <text:p>3.996</text:p>
          </table:table-cell>
          <table:table-cell table:style-name="ce1" office:value-type="float" office:value="3.778" calcext:value-type="float">
            <text:p>3.778</text:p>
          </table:table-cell>
          <table:table-cell table:style-name="ce1" office:value-type="float" office:value="3.936" calcext:value-type="float">
            <text:p>3.936</text:p>
          </table:table-cell>
          <table:table-cell table:style-name="ce1" office:value-type="float" office:value="3.26" calcext:value-type="float">
            <text:p>3.2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ERU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4.412" calcext:value-type="float">
            <text:p>4.412</text:p>
          </table:table-cell>
          <table:table-cell table:style-name="ce1" office:value-type="float" office:value="4.239" calcext:value-type="float">
            <text:p>4.239</text:p>
          </table:table-cell>
          <table:table-cell table:style-name="ce1" office:value-type="float" office:value="4.204" calcext:value-type="float">
            <text:p>4.204</text:p>
          </table:table-cell>
          <table:table-cell table:style-name="ce1" office:value-type="float" office:value="4.74" calcext:value-type="float">
            <text:p>4.7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TRX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653" calcext:value-type="float">
            <text:p>6.653</text:p>
          </table:table-cell>
          <table:table-cell table:style-name="ce1" office:value-type="float" office:value="6.992" calcext:value-type="float">
            <text:p>6.992</text:p>
          </table:table-cell>
          <table:table-cell table:style-name="ce1" office:value-type="float" office:value="7.018" calcext:value-type="float">
            <text:p>7.018</text:p>
          </table:table-cell>
          <table:table-cell table:style-name="ce1" office:value-type="float" office:value="6.61" calcext:value-type="float">
            <text:p>6.6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672" calcext:value-type="float">
            <text:p>3.672</text:p>
          </table:table-cell>
          <table:table-cell table:style-name="ce1" office:value-type="float" office:value="3.549" calcext:value-type="float">
            <text:p>3.549</text:p>
          </table:table-cell>
          <table:table-cell table:style-name="ce1" office:value-type="float" office:value="3.541" calcext:value-type="float">
            <text:p>3.541</text:p>
          </table:table-cell>
          <table:table-cell table:style-name="ce1" office:value-type="float" office:value="3.02" calcext:value-type="float">
            <text:p>3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387" calcext:value-type="float">
            <text:p>3.387</text:p>
          </table:table-cell>
          <table:table-cell table:style-name="ce1" office:value-type="float" office:value="3.175" calcext:value-type="float">
            <text:p>3.175</text:p>
          </table:table-cell>
          <table:table-cell table:style-name="ce1" office:value-type="float" office:value="3.236" calcext:value-type="float">
            <text:p>3.236</text:p>
          </table:table-cell>
          <table:table-cell table:style-name="ce1" office:value-type="float" office:value="2.77" calcext:value-type="float">
            <text:p>2.7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308" calcext:value-type="float">
            <text:p>3.308</text:p>
          </table:table-cell>
          <table:table-cell table:style-name="ce1" office:value-type="float" office:value="3.284" calcext:value-type="float">
            <text:p>3.284</text:p>
          </table:table-cell>
          <table:table-cell table:style-name="ce1" office:value-type="float" office:value="3.357" calcext:value-type="float">
            <text:p>3.357</text:p>
          </table:table-cell>
          <table:table-cell table:style-name="ce1" office:value-type="float" office:value="3.69" calcext:value-type="float">
            <text:p>3.6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3.482" calcext:value-type="float">
            <text:p>3.482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float" office:value="3.547" calcext:value-type="float">
            <text:p>3.54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935" calcext:value-type="float">
            <text:p>2.935</text:p>
          </table:table-cell>
          <table:table-cell table:style-name="ce1" office:value-type="float" office:value="2.697" calcext:value-type="float">
            <text:p>2.697</text:p>
          </table:table-cell>
          <table:table-cell table:style-name="ce1" office:value-type="float" office:value="2.743" calcext:value-type="float">
            <text:p>2.743</text:p>
          </table:table-cell>
          <table:table-cell table:style-name="ce1" office:value-type="float" office:value="2.77" calcext:value-type="float">
            <text:p>2.7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944" calcext:value-type="float">
            <text:p>2.944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2.693" calcext:value-type="float">
            <text:p>2.693</text:p>
          </table:table-cell>
          <table:table-cell table:style-name="ce1" office:value-type="float" office:value="4.08" calcext:value-type="float">
            <text:p>4.0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004" calcext:value-type="float">
            <text:p>3.004</text:p>
          </table:table-cell>
          <table:table-cell table:style-name="ce1" office:value-type="float" office:value="2.795" calcext:value-type="float">
            <text:p>2.795</text:p>
          </table:table-cell>
          <table:table-cell table:style-name="ce1" office:value-type="float" office:value="2.805" calcext:value-type="float">
            <text:p>2.805</text:p>
          </table:table-cell>
          <table:table-cell table:style-name="ce1" office:value-type="float" office:value="3.64" calcext:value-type="float">
            <text:p>3.6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.892" calcext:value-type="float">
            <text:p>2.892</text:p>
          </table:table-cell>
          <table:table-cell table:style-name="ce1" office:value-type="float" office:value="2.887" calcext:value-type="float">
            <text:p>2.887</text:p>
          </table:table-cell>
          <table:table-cell table:style-name="ce1" office:value-type="float" office:value="2.842" calcext:value-type="float">
            <text:p>2.842</text:p>
          </table:table-cell>
          <table:table-cell table:style-name="ce1" office:value-type="float" office:value="1.55" calcext:value-type="float">
            <text:p>1.5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.894" calcext:value-type="float">
            <text:p>3.894</text:p>
          </table:table-cell>
          <table:table-cell table:style-name="ce1" office:value-type="float" office:value="3.929" calcext:value-type="float">
            <text:p>3.929</text:p>
          </table:table-cell>
          <table:table-cell table:style-name="ce1" office:value-type="float" office:value="3.911" calcext:value-type="float">
            <text:p>3.911</text:p>
          </table:table-cell>
          <table:table-cell table:style-name="ce1" office:value-type="float" office:value="3.82" calcext:value-type="float">
            <text:p>3.8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219" calcext:value-type="float">
            <text:p>3.219</text:p>
          </table:table-cell>
          <table:table-cell table:style-name="ce1" office:value-type="float" office:value="3.434" calcext:value-type="float">
            <text:p>3.434</text:p>
          </table:table-cell>
          <table:table-cell table:style-name="ce1" office:value-type="float" office:value="3.411" calcext:value-type="float">
            <text:p>3.411</text:p>
          </table:table-cell>
          <table:table-cell table:style-name="ce1" office:value-type="float" office:value="3.44" calcext:value-type="float">
            <text:p>3.4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447" calcext:value-type="float">
            <text:p>3.447</text:p>
          </table:table-cell>
          <table:table-cell table:style-name="ce1" office:value-type="float" office:value="3.448" calcext:value-type="float">
            <text:p>3.448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5.18" calcext:value-type="float">
            <text:p>5.1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155" calcext:value-type="float">
            <text:p>6.155</text:p>
          </table:table-cell>
          <table:table-cell table:style-name="ce1" office:value-type="float" office:value="6.248" calcext:value-type="float">
            <text:p>6.248</text:p>
          </table:table-cell>
          <table:table-cell table:style-name="ce1" office:value-type="float" office:value="6.265" calcext:value-type="float">
            <text:p>6.265</text:p>
          </table:table-cell>
          <table:table-cell table:style-name="ce1" office:value-type="float" office:value="5.33" calcext:value-type="float">
            <text:p>5.3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A2P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633" calcext:value-type="float">
            <text:p>6.633</text:p>
          </table:table-cell>
          <table:table-cell table:style-name="ce1" office:value-type="float" office:value="6.599" calcext:value-type="float">
            <text:p>6.599</text:p>
          </table:table-cell>
          <table:table-cell table:style-name="ce1" office:value-type="float" office:value="6.593" calcext:value-type="float">
            <text:p>6.593</text:p>
          </table:table-cell>
          <table:table-cell table:style-name="ce1" office:value-type="float" office:value="5.88" calcext:value-type="float">
            <text:p>5.8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SSI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3.199" calcext:value-type="float">
            <text:p>3.199</text:p>
          </table:table-cell>
          <table:table-cell table:style-name="ce1" office:value-type="float" office:value="2.83" calcext:value-type="float">
            <text:p>2.83</text:p>
          </table:table-cell>
          <table:table-cell table:style-name="ce1" office:value-type="float" office:value="5.583" calcext:value-type="float">
            <text:p>5.583</text:p>
          </table:table-cell>
          <table:table-cell table:style-name="ce1" office:value-type="float" office:value="6.05" calcext:value-type="float">
            <text:p>6.0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2.507" calcext:value-type="float">
            <text:p>2.507</text:p>
          </table:table-cell>
          <table:table-cell table:style-name="ce1" office:value-type="float" office:value="2.614" calcext:value-type="float">
            <text:p>2.614</text:p>
          </table:table-cell>
          <table:table-cell table:style-name="ce1" office:value-type="float" office:value="3.9" calcext:value-type="float">
            <text:p>3.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727" calcext:value-type="float">
            <text:p>3.727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326" calcext:value-type="float">
            <text:p>3.326</text:p>
          </table:table-cell>
          <table:table-cell table:style-name="ce1" office:value-type="float" office:value="3.88" calcext:value-type="float">
            <text:p>3.8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593" calcext:value-type="float">
            <text:p>2.593</text:p>
          </table:table-cell>
          <table:table-cell table:style-name="ce1" office:value-type="float" office:value="2.629" calcext:value-type="float">
            <text:p>2.629</text:p>
          </table:table-cell>
          <table:table-cell table:style-name="ce1" office:value-type="float" office:value="2.746" calcext:value-type="float">
            <text:p>2.746</text:p>
          </table:table-cell>
          <table:table-cell table:style-name="ce1" office:value-type="float" office:value="4.23" calcext:value-type="float">
            <text:p>4.2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533" calcext:value-type="float">
            <text:p>2.533</text:p>
          </table:table-cell>
          <table:table-cell table:style-name="ce1" office:value-type="float" office:value="2.603" calcext:value-type="float">
            <text:p>2.603</text:p>
          </table:table-cell>
          <table:table-cell table:style-name="ce1" office:value-type="float" office:value="2.688" calcext:value-type="float">
            <text:p>2.688</text:p>
          </table:table-cell>
          <table:table-cell table:style-name="ce1" office:value-type="float" office:value="3.02" calcext:value-type="float">
            <text:p>3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2.995" calcext:value-type="float">
            <text:p>2.995</text:p>
          </table:table-cell>
          <table:table-cell table:style-name="ce1" office:value-type="float" office:value="2.966" calcext:value-type="float">
            <text:p>2.966</text:p>
          </table:table-cell>
          <table:table-cell table:style-name="ce1" office:value-type="float" office:value="3.21" calcext:value-type="float">
            <text:p>3.2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97" calcext:value-type="float">
            <text:p>3.297</text:p>
          </table:table-cell>
          <table:table-cell table:style-name="ce1" office:value-type="float" office:value="3.413" calcext:value-type="float">
            <text:p>3.413</text:p>
          </table:table-cell>
          <table:table-cell table:style-name="ce1" office:value-type="float" office:value="3.437" calcext:value-type="float">
            <text:p>3.437</text:p>
          </table:table-cell>
          <table:table-cell table:style-name="ce1" office:value-type="float" office:value="5.05" calcext:value-type="float">
            <text:p>5.0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205" calcext:value-type="float">
            <text:p>4.205</text:p>
          </table:table-cell>
          <table:table-cell table:style-name="ce1" office:value-type="float" office:value="4.074" calcext:value-type="float">
            <text:p>4.074</text:p>
          </table:table-cell>
          <table:table-cell table:style-name="ce1" office:value-type="float" office:value="4.044" calcext:value-type="float">
            <text:p>4.044</text:p>
          </table:table-cell>
          <table:table-cell table:style-name="ce1" office:value-type="float" office:value="4.59" calcext:value-type="float">
            <text:p>4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016" calcext:value-type="float">
            <text:p>3.016</text:p>
          </table:table-cell>
          <table:table-cell table:style-name="ce1" office:value-type="float" office:value="3.307" calcext:value-type="float">
            <text:p>3.307</text:p>
          </table:table-cell>
          <table:table-cell table:style-name="ce1" office:value-type="float" office:value="3.467" calcext:value-type="float">
            <text:p>3.467</text:p>
          </table:table-cell>
          <table:table-cell table:style-name="ce1" office:value-type="float" office:value="4.13" calcext:value-type="float">
            <text:p>4.1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862" calcext:value-type="float">
            <text:p>3.862</text:p>
          </table:table-cell>
          <table:table-cell table:style-name="ce1" office:value-type="float" office:value="3.921" calcext:value-type="float">
            <text:p>3.921</text:p>
          </table:table-cell>
          <table:table-cell table:style-name="ce1" office:value-type="float" office:value="3.958" calcext:value-type="float">
            <text:p>3.958</text:p>
          </table:table-cell>
          <table:table-cell table:style-name="ce1" office:value-type="float" office:value="4.76" calcext:value-type="float">
            <text:p>4.7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137" calcext:value-type="float">
            <text:p>5.137</text:p>
          </table:table-cell>
          <table:table-cell table:style-name="ce1" office:value-type="float" office:value="5.223" calcext:value-type="float">
            <text:p>5.223</text:p>
          </table:table-cell>
          <table:table-cell table:style-name="ce1" office:value-type="float" office:value="6.113" calcext:value-type="float">
            <text:p>6.113</text:p>
          </table:table-cell>
          <table:table-cell table:style-name="ce1" office:value-type="float" office:value="3.34" calcext:value-type="float">
            <text:p>3.3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947" calcext:value-type="float">
            <text:p>6.947</text:p>
          </table:table-cell>
          <table:table-cell table:style-name="ce1" office:value-type="float" office:value="6.905" calcext:value-type="float">
            <text:p>6.905</text:p>
          </table:table-cell>
          <table:table-cell table:style-name="ce1" office:value-type="float" office:value="6.901" calcext:value-type="float">
            <text:p>6.901</text:p>
          </table:table-cell>
          <table:table-cell table:style-name="ce1" office:value-type="float" office:value="5.73" calcext:value-type="float">
            <text:p>5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499" calcext:value-type="float">
            <text:p>6.499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6.215" calcext:value-type="float">
            <text:p>6.215</text:p>
          </table:table-cell>
          <table:table-cell table:style-name="ce1" office:value-type="float" office:value="7.14" calcext:value-type="float">
            <text:p>7.1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FS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363" calcext:value-type="float">
            <text:p>6.363</text:p>
          </table:table-cell>
          <table:table-cell table:style-name="ce1" office:value-type="float" office:value="6.502" calcext:value-type="float">
            <text:p>6.502</text:p>
          </table:table-cell>
          <table:table-cell table:style-name="ce1" office:value-type="float" office:value="6.489" calcext:value-type="float">
            <text:p>6.489</text:p>
          </table:table-cell>
          <table:table-cell table:style-name="ce1" office:value-type="float" office:value="6.57" calcext:value-type="float">
            <text:p>6.5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2.57" calcext:value-type="float">
            <text:p>2.57</text:p>
          </table:table-cell>
          <table:table-cell table:style-name="ce1" office:value-type="float" office:value="2.736" calcext:value-type="float">
            <text:p>2.736</text:p>
          </table:table-cell>
          <table:table-cell table:style-name="ce1" office:value-type="float" office:value="2.726" calcext:value-type="float">
            <text:p>2.726</text:p>
          </table:table-cell>
          <table:table-cell table:style-name="ce1" office:value-type="float" office:value="2.77" calcext:value-type="float">
            <text:p>2.7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.865" calcext:value-type="float">
            <text:p>2.865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5.27" calcext:value-type="float">
            <text:p>5.2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2.946" calcext:value-type="float">
            <text:p>2.946</text:p>
          </table:table-cell>
          <table:table-cell table:style-name="ce1" office:value-type="float" office:value="3.011" calcext:value-type="float">
            <text:p>3.011</text:p>
          </table:table-cell>
          <table:table-cell table:style-name="ce1" office:value-type="float" office:value="3.182" calcext:value-type="float">
            <text:p>3.182</text:p>
          </table:table-cell>
          <table:table-cell table:style-name="ce1" office:value-type="float" office:value="2.47" calcext:value-type="float">
            <text:p>2.4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3.019" calcext:value-type="float">
            <text:p>3.019</text:p>
          </table:table-cell>
          <table:table-cell table:style-name="ce1" office:value-type="float" office:value="2.982" calcext:value-type="float">
            <text:p>2.982</text:p>
          </table:table-cell>
          <table:table-cell table:style-name="ce1" office:value-type="float" office:value="3.39" calcext:value-type="float">
            <text:p>3.3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3.395" calcext:value-type="float">
            <text:p>3.395</text:p>
          </table:table-cell>
          <table:table-cell table:style-name="ce1" office:value-type="float" office:value="3.597" calcext:value-type="float">
            <text:p>3.597</text:p>
          </table:table-cell>
          <table:table-cell table:style-name="ce1" office:value-type="float" office:value="3.665" calcext:value-type="float">
            <text:p>3.665</text:p>
          </table:table-cell>
          <table:table-cell table:style-name="ce1" office:value-type="float" office:value="2.95" calcext:value-type="float">
            <text:p>2.9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06" calcext:value-type="float">
            <text:p>6.06</text:p>
          </table:table-cell>
          <table:table-cell table:style-name="ce1" office:value-type="float" office:value="6.302" calcext:value-type="float">
            <text:p>6.302</text:p>
          </table:table-cell>
          <table:table-cell table:style-name="ce1" office:value-type="float" office:value="6.586" calcext:value-type="float">
            <text:p>6.586</text:p>
          </table:table-cell>
          <table:table-cell table:style-name="ce1" office:value-type="float" office:value="4.193" calcext:value-type="float">
            <text:p>4.193</text:p>
          </table:table-cell>
          <table:table-cell table:style-name="ce1" office:value-type="float" office:value="6.79" calcext:value-type="float">
            <text:p>6.7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5.906" calcext:value-type="float">
            <text:p>5.906</text:p>
          </table:table-cell>
          <table:table-cell table:style-name="ce1" office:value-type="float" office:value="6.055" calcext:value-type="float">
            <text:p>6.055</text:p>
          </table:table-cell>
          <table:table-cell table:style-name="ce1" office:value-type="float" office:value="6.414" calcext:value-type="float">
            <text:p>6.414</text:p>
          </table:table-cell>
          <table:table-cell table:style-name="ce1" office:value-type="float" office:value="5.91" calcext:value-type="float">
            <text:p>5.9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35L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6.263" calcext:value-type="float">
            <text:p>6.263</text:p>
          </table:table-cell>
          <table:table-cell table:style-name="ce1" office:value-type="float" office:value="6.332" calcext:value-type="float">
            <text:p>6.332</text:p>
          </table:table-cell>
          <table:table-cell table:style-name="ce1" office:value-type="float" office:value="6.305" calcext:value-type="float">
            <text:p>6.305</text:p>
          </table:table-cell>
          <table:table-cell table:style-name="ce1" office:value-type="float" office:value="6.52" calcext:value-type="float">
            <text:p>6.5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997" calcext:value-type="float">
            <text:p>6.997</text:p>
          </table:table-cell>
          <table:table-cell table:style-name="ce1" office:value-type="float" office:value="6.974" calcext:value-type="float">
            <text:p>6.974</text:p>
          </table:table-cell>
          <table:table-cell table:style-name="ce1" office:value-type="float" office:value="3.318" calcext:value-type="float">
            <text:p>3.318</text:p>
          </table:table-cell>
          <table:table-cell table:style-name="ce1" office:value-type="float" office:value="5.67" calcext:value-type="float">
            <text:p>5.6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478" calcext:value-type="float">
            <text:p>3.478</text:p>
          </table:table-cell>
          <table:table-cell table:style-name="ce1" office:value-type="float" office:value="2.694" calcext:value-type="float">
            <text:p>2.694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4.75" calcext:value-type="float">
            <text:p>4.7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437" calcext:value-type="float">
            <text:p>2.437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2.603" calcext:value-type="float">
            <text:p>2.603</text:p>
          </table:table-cell>
          <table:table-cell table:style-name="ce1" office:value-type="float" office:value="2.75" calcext:value-type="float">
            <text:p>2.7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.519" calcext:value-type="float">
            <text:p>3.519</text:p>
          </table:table-cell>
          <table:table-cell table:style-name="ce1" office:value-type="float" office:value="3.461" calcext:value-type="float">
            <text:p>3.461</text:p>
          </table:table-cell>
          <table:table-cell table:style-name="ce1" office:value-type="float" office:value="3.342" calcext:value-type="float">
            <text:p>3.342</text:p>
          </table:table-cell>
          <table:table-cell table:style-name="ce1" office:value-type="float" office:value="3.61" calcext:value-type="float">
            <text:p>3.6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01" calcext:value-type="float">
            <text:p>4.801</text:p>
          </table:table-cell>
          <table:table-cell table:style-name="ce1" office:value-type="float" office:value="4.334" calcext:value-type="float">
            <text:p>4.334</text:p>
          </table:table-cell>
          <table:table-cell table:style-name="ce1" office:value-type="float" office:value="4.362" calcext:value-type="float">
            <text:p>4.362</text:p>
          </table:table-cell>
          <table:table-cell table:style-name="ce1" office:value-type="float" office:value="5.3" calcext:value-type="float">
            <text:p>5.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434" calcext:value-type="float">
            <text:p>4.434</text:p>
          </table:table-cell>
          <table:table-cell table:style-name="ce1" office:value-type="float" office:value="4.061" calcext:value-type="float">
            <text:p>4.061</text:p>
          </table:table-cell>
          <table:table-cell table:style-name="ce1" office:value-type="float" office:value="4.02" calcext:value-type="float">
            <text:p>4.02</text:p>
          </table:table-cell>
          <table:table-cell table:style-name="ce1" office:value-type="float" office:value="4.03" calcext:value-type="float">
            <text:p>4.0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3.952" calcext:value-type="float">
            <text:p>3.952</text:p>
          </table:table-cell>
          <table:table-cell table:style-name="ce1" office:value-type="float" office:value="4.067" calcext:value-type="float">
            <text:p>4.067</text:p>
          </table:table-cell>
          <table:table-cell table:style-name="ce1" office:value-type="float" office:value="4.23" calcext:value-type="float">
            <text:p>4.2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363" calcext:value-type="float">
            <text:p>3.363</text:p>
          </table:table-cell>
          <table:table-cell table:style-name="ce1" office:value-type="float" office:value="3.459" calcext:value-type="float">
            <text:p>3.459</text:p>
          </table:table-cell>
          <table:table-cell table:style-name="ce1" office:value-type="float" office:value="3.421" calcext:value-type="float">
            <text:p>3.421</text:p>
          </table:table-cell>
          <table:table-cell table:style-name="ce1" office:value-type="float" office:value="4.58" calcext:value-type="float">
            <text:p>4.5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449" calcext:value-type="float">
            <text:p>3.449</text:p>
          </table:table-cell>
          <table:table-cell table:style-name="ce1" office:value-type="float" office:value="3.277" calcext:value-type="float">
            <text:p>3.277</text:p>
          </table:table-cell>
          <table:table-cell table:style-name="ce1" office:value-type="float" office:value="3.578" calcext:value-type="float">
            <text:p>3.578</text:p>
          </table:table-cell>
          <table:table-cell table:style-name="ce1" office:value-type="float" office:value="4.23" calcext:value-type="float">
            <text:p>4.2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536" calcext:value-type="float">
            <text:p>3.536</text:p>
          </table:table-cell>
          <table:table-cell table:style-name="ce1" office:value-type="float" office:value="3.234" calcext:value-type="float">
            <text:p>3.234</text:p>
          </table:table-cell>
          <table:table-cell table:style-name="ce1" office:value-type="float" office:value="3.739" calcext:value-type="float">
            <text:p>3.739</text:p>
          </table:table-cell>
          <table:table-cell table:style-name="ce1" office:value-type="float" office:value="3.6" calcext:value-type="float">
            <text:p>3.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036" calcext:value-type="float">
            <text:p>4.036</text:p>
          </table:table-cell>
          <table:table-cell table:style-name="ce1" office:value-type="float" office:value="4.027" calcext:value-type="float">
            <text:p>4.027</text:p>
          </table:table-cell>
          <table:table-cell table:style-name="ce1" office:value-type="float" office:value="3.778" calcext:value-type="float">
            <text:p>3.778</text:p>
          </table:table-cell>
          <table:table-cell table:style-name="ce1" office:value-type="float" office:value="5.18" calcext:value-type="float">
            <text:p>5.1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642" calcext:value-type="float">
            <text:p>3.642</text:p>
          </table:table-cell>
          <table:table-cell table:style-name="ce1" office:value-type="float" office:value="3.511" calcext:value-type="float">
            <text:p>3.511</text:p>
          </table:table-cell>
          <table:table-cell table:style-name="ce1" office:value-type="float" office:value="3.509" calcext:value-type="float">
            <text:p>3.509</text:p>
          </table:table-cell>
          <table:table-cell table:style-name="ce1" office:value-type="float" office:value="3.8" calcext:value-type="float">
            <text:p>3.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135" calcext:value-type="float">
            <text:p>3.135</text:p>
          </table:table-cell>
          <table:table-cell table:style-name="ce1" office:value-type="float" office:value="3.064" calcext:value-type="float">
            <text:p>3.064</text:p>
          </table:table-cell>
          <table:table-cell table:style-name="ce1" office:value-type="float" office:value="3.069" calcext:value-type="float">
            <text:p>3.069</text:p>
          </table:table-cell>
          <table:table-cell table:style-name="ce1" office:value-type="float" office:value="3.85" calcext:value-type="float">
            <text:p>3.8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5ISR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189" calcext:value-type="float">
            <text:p>3.189</text:p>
          </table:table-cell>
          <table:table-cell table:style-name="ce1" office:value-type="float" office:value="3.311" calcext:value-type="float">
            <text:p>3.311</text:p>
          </table:table-cell>
          <table:table-cell table:style-name="ce1" office:value-type="float" office:value="3.327" calcext:value-type="float">
            <text:p>3.327</text:p>
          </table:table-cell>
          <table:table-cell table:style-name="ce1" office:value-type="float" office:value="2.85" calcext:value-type="float">
            <text:p>2.8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2.551" calcext:value-type="float">
            <text:p>2.551</text:p>
          </table:table-cell>
          <table:table-cell table:style-name="ce1" office:value-type="float" office:value="2.676" calcext:value-type="float">
            <text:p>2.676</text:p>
          </table:table-cell>
          <table:table-cell table:style-name="ce1" office:value-type="float" office:value="2.675" calcext:value-type="float">
            <text:p>2.675</text:p>
          </table:table-cell>
          <table:table-cell table:style-name="ce1" office:value-type="float" office:value="3.43" calcext:value-type="float">
            <text:p>3.4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062" calcext:value-type="float">
            <text:p>3.062</text:p>
          </table:table-cell>
          <table:table-cell table:style-name="ce1" office:value-type="float" office:value="3.082" calcext:value-type="float">
            <text:p>3.082</text:p>
          </table:table-cell>
          <table:table-cell table:style-name="ce1" office:value-type="float" office:value="3.167" calcext:value-type="float">
            <text:p>3.167</text:p>
          </table:table-cell>
          <table:table-cell table:style-name="ce1" office:value-type="float" office:value="3.68" calcext:value-type="float">
            <text:p>3.6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3.076" calcext:value-type="float">
            <text:p>3.076</text:p>
          </table:table-cell>
          <table:table-cell table:style-name="ce1" office:value-type="float" office:value="2.929" calcext:value-type="float">
            <text:p>2.929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4.51" calcext:value-type="float">
            <text:p>4.5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.845" calcext:value-type="float">
            <text:p>2.845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2.891" calcext:value-type="float">
            <text:p>2.891</text:p>
          </table:table-cell>
          <table:table-cell table:style-name="ce1" office:value-type="float" office:value="2.06" calcext:value-type="float">
            <text:p>2.0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float" office:value="2.829" calcext:value-type="float">
            <text:p>2.829</text:p>
          </table:table-cell>
          <table:table-cell table:style-name="ce1" office:value-type="float" office:value="2.882" calcext:value-type="float">
            <text:p>2.882</text:p>
          </table:table-cell>
          <table:table-cell table:style-name="ce1" office:value-type="float" office:value="3.032" calcext:value-type="float">
            <text:p>3.032</text:p>
          </table:table-cell>
          <table:table-cell table:style-name="ce1" office:value-type="float" office:value="3.02" calcext:value-type="float">
            <text:p>3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2.897" calcext:value-type="float">
            <text:p>2.897</text:p>
          </table:table-cell>
          <table:table-cell table:style-name="ce1" office:value-type="float" office:value="3.088" calcext:value-type="float">
            <text:p>3.088</text:p>
          </table:table-cell>
          <table:table-cell table:style-name="ce1" office:value-type="float" office:value="3.085" calcext:value-type="float">
            <text:p>3.085</text:p>
          </table:table-cell>
          <table:table-cell table:style-name="ce1" office:value-type="float" office:value="4.08" calcext:value-type="float">
            <text:p>4.0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3.327" calcext:value-type="float">
            <text:p>3.327</text:p>
          </table:table-cell>
          <table:table-cell table:style-name="ce1" office:value-type="float" office:value="3.287" calcext:value-type="float">
            <text:p>3.287</text:p>
          </table:table-cell>
          <table:table-cell table:style-name="ce1" office:value-type="float" office:value="3.97" calcext:value-type="float">
            <text:p>3.9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3.503" calcext:value-type="float">
            <text:p>3.503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3.718" calcext:value-type="float">
            <text:p>3.718</text:p>
          </table:table-cell>
          <table:table-cell table:style-name="ce1" office:value-type="float" office:value="3.21" calcext:value-type="float">
            <text:p>3.2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581" calcext:value-type="float">
            <text:p>6.581</text:p>
          </table:table-cell>
          <table:table-cell table:style-name="ce1" office:value-type="float" office:value="6.806" calcext:value-type="float">
            <text:p>6.806</text:p>
          </table:table-cell>
          <table:table-cell table:style-name="ce1" office:value-type="float" office:value="4.389" calcext:value-type="float">
            <text:p>4.389</text:p>
          </table:table-cell>
          <table:table-cell table:style-name="ce1" office:value-type="float" office:value="6.61" calcext:value-type="float">
            <text:p>6.6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36" calcext:value-type="float">
            <text:p>5.36</text:p>
          </table:table-cell>
          <table:table-cell table:style-name="ce1" office:value-type="float" office:value="5.745" calcext:value-type="float">
            <text:p>5.745</text:p>
          </table:table-cell>
          <table:table-cell table:style-name="ce1" office:value-type="float" office:value="5.903" calcext:value-type="float">
            <text:p>5.903</text:p>
          </table:table-cell>
          <table:table-cell table:style-name="ce1" office:value-type="float" office:value="6.043" calcext:value-type="float">
            <text:p>6.043</text:p>
          </table:table-cell>
          <table:table-cell table:style-name="ce1" office:value-type="float" office:value="5.79" calcext:value-type="float">
            <text:p>5.7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9.648" calcext:value-type="float">
            <text:p>9.648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10.632" calcext:value-type="float">
            <text:p>10.632</text:p>
          </table:table-cell>
          <table:table-cell table:style-name="ce1" office:value-type="float" office:value="11.29" calcext:value-type="float">
            <text:p>11.2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0.387" calcext:value-type="float">
            <text:p>10.387</text:p>
          </table:table-cell>
          <table:table-cell table:style-name="ce1" office:value-type="float" office:value="10.775" calcext:value-type="float">
            <text:p>10.775</text:p>
          </table:table-cell>
          <table:table-cell table:style-name="ce1" office:value-type="float" office:value="10.825" calcext:value-type="float">
            <text:p>10.825</text:p>
          </table:table-cell>
          <table:table-cell table:style-name="ce1" office:value-type="float" office:value="10.74" calcext:value-type="float">
            <text:p>10.7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K</text:p>
          </table:table-cell>
          <table:table-cell table:number-columns-repeated="2" table:style-name="ce1" office:value-type="float" office:value="10.6" calcext:value-type="float">
            <text:p>10.6</text:p>
          </table:table-cell>
          <table:table-cell table:style-name="ce1" office:value-type="float" office:value="10.234" calcext:value-type="float">
            <text:p>10.234</text:p>
          </table:table-cell>
          <table:table-cell table:style-name="ce1" office:value-type="float" office:value="10.529" calcext:value-type="float">
            <text:p>10.529</text:p>
          </table:table-cell>
          <table:table-cell table:style-name="ce1" office:value-type="float" office:value="10.374" calcext:value-type="float">
            <text:p>10.374</text:p>
          </table:table-cell>
          <table:table-cell table:style-name="ce1" office:value-type="float" office:value="10.12" calcext:value-type="float">
            <text:p>10.1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9.957" calcext:value-type="float">
            <text:p>9.957</text:p>
          </table:table-cell>
          <table:table-cell table:style-name="ce1" office:value-type="float" office:value="10.484" calcext:value-type="float">
            <text:p>10.484</text:p>
          </table:table-cell>
          <table:table-cell table:style-name="ce1" office:value-type="float" office:value="10.461" calcext:value-type="float">
            <text:p>10.461</text:p>
          </table:table-cell>
          <table:table-cell table:style-name="ce1" office:value-type="float" office:value="10.03" calcext:value-type="float">
            <text:p>10.0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0.262" calcext:value-type="float">
            <text:p>10.262</text:p>
          </table:table-cell>
          <table:table-cell table:style-name="ce1" office:value-type="float" office:value="10.679" calcext:value-type="float">
            <text:p>10.679</text:p>
          </table:table-cell>
          <table:table-cell table:style-name="ce1" office:value-type="float" office:value="10.656" calcext:value-type="float">
            <text:p>10.656</text:p>
          </table:table-cell>
          <table:table-cell table:style-name="ce1" office:value-type="float" office:value="10.05" calcext:value-type="float">
            <text:p>10.0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YS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029" calcext:value-type="float">
            <text:p>10.029</text:p>
          </table:table-cell>
          <table:table-cell table:style-name="ce1" office:value-type="float" office:value="10.338" calcext:value-type="float">
            <text:p>10.338</text:p>
          </table:table-cell>
          <table:table-cell table:style-name="ce1" office:value-type="float" office:value="10.309" calcext:value-type="float">
            <text:p>10.309</text:p>
          </table:table-cell>
          <table:table-cell table:style-name="ce1" office:value-type="float" office:value="10.09" calcext:value-type="float">
            <text:p>10.0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2.898" calcext:value-type="float">
            <text:p>2.898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4.37" calcext:value-type="float">
            <text:p>4.3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882" calcext:value-type="float">
            <text:p>6.882</text:p>
          </table:table-cell>
          <table:table-cell table:style-name="ce1" office:value-type="float" office:value="6.912" calcext:value-type="float">
            <text:p>6.912</text:p>
          </table:table-cell>
          <table:table-cell table:style-name="ce1" office:value-type="float" office:value="3.597" calcext:value-type="float">
            <text:p>3.597</text:p>
          </table:table-cell>
          <table:table-cell table:style-name="ce1" office:value-type="float" office:value="2.44" calcext:value-type="float">
            <text:p>2.4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341" calcext:value-type="float">
            <text:p>3.341</text:p>
          </table:table-cell>
          <table:table-cell table:style-name="ce1" office:value-type="float" office:value="2.756" calcext:value-type="float">
            <text:p>2.756</text:p>
          </table:table-cell>
          <table:table-cell table:style-name="ce1" office:value-type="float" office:value="2.949" calcext:value-type="float">
            <text:p>2.949</text:p>
          </table:table-cell>
          <table:table-cell table:style-name="ce1" office:value-type="float" office:value="4.27" calcext:value-type="float">
            <text:p>4.2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483" calcext:value-type="float">
            <text:p>2.483</text:p>
          </table:table-cell>
          <table:table-cell table:style-name="ce1" office:value-type="float" office:value="2.457" calcext:value-type="float">
            <text:p>2.457</text:p>
          </table:table-cell>
          <table:table-cell table:style-name="ce1" office:value-type="float" office:value="2.628" calcext:value-type="float">
            <text:p>2.628</text:p>
          </table:table-cell>
          <table:table-cell table:style-name="ce1" office:value-type="float" office:value="2.62" calcext:value-type="float">
            <text:p>2.6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.485" calcext:value-type="float">
            <text:p>3.485</text:p>
          </table:table-cell>
          <table:table-cell table:style-name="ce1" office:value-type="float" office:value="3.459" calcext:value-type="float">
            <text:p>3.459</text:p>
          </table:table-cell>
          <table:table-cell table:style-name="ce1" office:value-type="float" office:value="3.305" calcext:value-type="float">
            <text:p>3.305</text:p>
          </table:table-cell>
          <table:table-cell table:style-name="ce1" office:value-type="float" office:value="3.7" calcext:value-type="float">
            <text:p>3.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771" calcext:value-type="float">
            <text:p>4.771</text:p>
          </table:table-cell>
          <table:table-cell table:style-name="ce1" office:value-type="float" office:value="4.323" calcext:value-type="float">
            <text:p>4.323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4.73" calcext:value-type="float">
            <text:p>4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421" calcext:value-type="float">
            <text:p>4.421</text:p>
          </table:table-cell>
          <table:table-cell table:style-name="ce1" office:value-type="float" office:value="4.001" calcext:value-type="float">
            <text:p>4.001</text:p>
          </table:table-cell>
          <table:table-cell table:style-name="ce1" office:value-type="float" office:value="4.032" calcext:value-type="float">
            <text:p>4.032</text:p>
          </table:table-cell>
          <table:table-cell table:style-name="ce1" office:value-type="float" office:value="5.27" calcext:value-type="float">
            <text:p>5.2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115" calcext:value-type="float">
            <text:p>4.115</text:p>
          </table:table-cell>
          <table:table-cell table:style-name="ce1" office:value-type="float" office:value="3.932" calcext:value-type="float">
            <text:p>3.932</text:p>
          </table:table-cell>
          <table:table-cell table:style-name="ce1" office:value-type="float" office:value="4.043" calcext:value-type="float">
            <text:p>4.043</text:p>
          </table:table-cell>
          <table:table-cell table:style-name="ce1" office:value-type="float" office:value="4.36" calcext:value-type="float">
            <text:p>4.3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317" calcext:value-type="float">
            <text:p>3.317</text:p>
          </table:table-cell>
          <table:table-cell table:style-name="ce1" office:value-type="float" office:value="3.441" calcext:value-type="float">
            <text:p>3.441</text:p>
          </table:table-cell>
          <table:table-cell table:style-name="ce1" office:value-type="float" office:value="3.407" calcext:value-type="float">
            <text:p>3.407</text:p>
          </table:table-cell>
          <table:table-cell table:style-name="ce1" office:value-type="float" office:value="3.63" calcext:value-type="float">
            <text:p>3.6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3.272" calcext:value-type="float">
            <text:p>3.272</text:p>
          </table:table-cell>
          <table:table-cell table:style-name="ce1" office:value-type="float" office:value="3.503" calcext:value-type="float">
            <text:p>3.503</text:p>
          </table:table-cell>
          <table:table-cell table:style-name="ce1" office:value-type="float" office:value="4.51" calcext:value-type="float">
            <text:p>4.5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417" calcext:value-type="float">
            <text:p>3.417</text:p>
          </table:table-cell>
          <table:table-cell table:style-name="ce1" office:value-type="float" office:value="3.255" calcext:value-type="float">
            <text:p>3.255</text:p>
          </table:table-cell>
          <table:table-cell table:style-name="ce1" office:value-type="float" office:value="3.569" calcext:value-type="float">
            <text:p>3.569</text:p>
          </table:table-cell>
          <table:table-cell table:style-name="ce1" office:value-type="float" office:value="3.55" calcext:value-type="float">
            <text:p>3.5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557" calcext:value-type="float">
            <text:p>5.557</text:p>
          </table:table-cell>
          <table:table-cell table:style-name="ce1" office:value-type="float" office:value="5.804" calcext:value-type="float">
            <text:p>5.804</text:p>
          </table:table-cell>
          <table:table-cell table:style-name="ce1" office:value-type="float" office:value="5.455" calcext:value-type="float">
            <text:p>5.455</text:p>
          </table:table-cell>
          <table:table-cell table:style-name="ce1" office:value-type="float" office:value="5.25" calcext:value-type="float">
            <text:p>5.2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379" calcext:value-type="float">
            <text:p>3.379</text:p>
          </table:table-cell>
          <table:table-cell table:style-name="ce1" office:value-type="float" office:value="3.398" calcext:value-type="float">
            <text:p>3.398</text:p>
          </table:table-cell>
          <table:table-cell table:style-name="ce1" office:value-type="float" office:value="3.433" calcext:value-type="float">
            <text:p>3.433</text:p>
          </table:table-cell>
          <table:table-cell table:style-name="ce1" office:value-type="float" office:value="3.79" calcext:value-type="float">
            <text:p>3.7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2.964" calcext:value-type="float">
            <text:p>2.964</text:p>
          </table:table-cell>
          <table:table-cell table:style-name="ce1" office:value-type="float" office:value="3.005" calcext:value-type="float">
            <text:p>3.005</text:p>
          </table:table-cell>
          <table:table-cell table:style-name="ce1" office:value-type="float" office:value="4.48" calcext:value-type="float">
            <text:p>4.4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3BDC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172" calcext:value-type="float">
            <text:p>3.172</text:p>
          </table:table-cell>
          <table:table-cell table:style-name="ce1" office:value-type="float" office:value="3.306" calcext:value-type="float">
            <text:p>3.306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3.29" calcext:value-type="float">
            <text:p>3.2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U9R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858" calcext:value-type="float">
            <text:p>6.858</text:p>
          </table:table-cell>
          <table:table-cell table:style-name="ce1" office:value-type="float" office:value="7.024" calcext:value-type="float">
            <text:p>7.024</text:p>
          </table:table-cell>
          <table:table-cell table:style-name="ce1" office:value-type="float" office:value="5.623" calcext:value-type="float">
            <text:p>5.623</text:p>
          </table:table-cell>
          <table:table-cell table:style-name="ce1" office:value-type="float" office:value="8.02" calcext:value-type="float">
            <text:p>8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SNM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209" calcext:value-type="float">
            <text:p>6.209</text:p>
          </table:table-cell>
          <table:table-cell table:style-name="ce1" office:value-type="float" office:value="6.399" calcext:value-type="float">
            <text:p>6.399</text:p>
          </table:table-cell>
          <table:table-cell table:style-name="ce1" office:value-type="float" office:value="10.262" calcext:value-type="float">
            <text:p>10.262</text:p>
          </table:table-cell>
          <table:table-cell table:style-name="ce1" office:value-type="float" office:value="6.98" calcext:value-type="float">
            <text:p>6.9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567" calcext:value-type="float">
            <text:p>2.567</text:p>
          </table:table-cell>
          <table:table-cell table:style-name="ce1" office:value-type="float" office:value="2.427" calcext:value-type="float">
            <text:p>2.427</text:p>
          </table:table-cell>
          <table:table-cell table:style-name="ce1" office:value-type="float" office:value="2.759" calcext:value-type="float">
            <text:p>2.759</text:p>
          </table:table-cell>
          <table:table-cell table:style-name="ce1" office:value-type="float" office:value="4.34" calcext:value-type="float">
            <text:p>4.3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.854" calcext:value-type="float">
            <text:p>2.854</text:p>
          </table:table-cell>
          <table:table-cell table:style-name="ce1" office:value-type="float" office:value="2.865" calcext:value-type="float">
            <text:p>2.865</text:p>
          </table:table-cell>
          <table:table-cell table:style-name="ce1" office:value-type="float" office:value="2.884" calcext:value-type="float">
            <text:p>2.884</text:p>
          </table:table-cell>
          <table:table-cell table:style-name="ce1" office:value-type="float" office:value="4.09" calcext:value-type="float">
            <text:p>4.0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.755" calcext:value-type="float">
            <text:p>2.755</text:p>
          </table:table-cell>
          <table:table-cell table:style-name="ce1" office:value-type="float" office:value="2.717" calcext:value-type="float">
            <text:p>2.717</text:p>
          </table:table-cell>
          <table:table-cell table:style-name="ce1" office:value-type="float" office:value="2.945" calcext:value-type="float">
            <text:p>2.945</text:p>
          </table:table-cell>
          <table:table-cell table:style-name="ce1" office:value-type="float" office:value="2.73" calcext:value-type="float">
            <text:p>2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236" calcext:value-type="float">
            <text:p>2.236</text:p>
          </table:table-cell>
          <table:table-cell table:style-name="ce1" office:value-type="float" office:value="2.323" calcext:value-type="float">
            <text:p>2.323</text:p>
          </table:table-cell>
          <table:table-cell table:style-name="ce1" office:value-type="float" office:value="2.374" calcext:value-type="float">
            <text:p>2.374</text:p>
          </table:table-cell>
          <table:table-cell table:style-name="ce1" office:value-type="float" office:value="3.67" calcext:value-type="float">
            <text:p>3.6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563" calcext:value-type="float">
            <text:p>2.563</text:p>
          </table:table-cell>
          <table:table-cell table:style-name="ce1" office:value-type="float" office:value="2.555" calcext:value-type="float">
            <text:p>2.555</text:p>
          </table:table-cell>
          <table:table-cell table:style-name="ce1" office:value-type="float" office:value="2.577" calcext:value-type="float">
            <text:p>2.577</text:p>
          </table:table-cell>
          <table:table-cell table:style-name="ce1" office:value-type="float" office:value="3.96" calcext:value-type="float">
            <text:p>3.9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469" calcext:value-type="float">
            <text:p>2.469</text:p>
          </table:table-cell>
          <table:table-cell table:style-name="ce1" office:value-type="float" office:value="2.579" calcext:value-type="float">
            <text:p>2.579</text:p>
          </table:table-cell>
          <table:table-cell table:style-name="ce1" office:value-type="float" office:value="2.432" calcext:value-type="float">
            <text:p>2.432</text:p>
          </table:table-cell>
          <table:table-cell table:style-name="ce1" office:value-type="float" office:value="4.01" calcext:value-type="float">
            <text:p>4.0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279" calcext:value-type="float">
            <text:p>3.279</text:p>
          </table:table-cell>
          <table:table-cell table:style-name="ce1" office:value-type="float" office:value="3.467" calcext:value-type="float">
            <text:p>3.467</text:p>
          </table:table-cell>
          <table:table-cell table:style-name="ce1" office:value-type="float" office:value="3.483" calcext:value-type="float">
            <text:p>3.483</text:p>
          </table:table-cell>
          <table:table-cell table:style-name="ce1" office:value-type="float" office:value="4.68" calcext:value-type="float">
            <text:p>4.6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054" calcext:value-type="float">
            <text:p>3.054</text:p>
          </table:table-cell>
          <table:table-cell table:style-name="ce1" office:value-type="float" office:value="3.319" calcext:value-type="float">
            <text:p>3.319</text:p>
          </table:table-cell>
          <table:table-cell table:style-name="ce1" office:value-type="float" office:value="3.327" calcext:value-type="float">
            <text:p>3.327</text:p>
          </table:table-cell>
          <table:table-cell table:style-name="ce1" office:value-type="float" office:value="4.56" calcext:value-type="float">
            <text:p>4.5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045" calcext:value-type="float">
            <text:p>6.045</text:p>
          </table:table-cell>
          <table:table-cell table:style-name="ce1" office:value-type="float" office:value="6.746" calcext:value-type="float">
            <text:p>6.746</text:p>
          </table:table-cell>
          <table:table-cell table:style-name="ce1" office:value-type="float" office:value="6.401" calcext:value-type="float">
            <text:p>6.401</text:p>
          </table:table-cell>
          <table:table-cell table:style-name="ce1" office:value-type="float" office:value="7.67" calcext:value-type="float">
            <text:p>7.6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3.503" calcext:value-type="float">
            <text:p>3.503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4.49" calcext:value-type="float">
            <text:p>4.4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185" calcext:value-type="float">
            <text:p>3.185</text:p>
          </table:table-cell>
          <table:table-cell table:style-name="ce1" office:value-type="float" office:value="3.295" calcext:value-type="float">
            <text:p>3.295</text:p>
          </table:table-cell>
          <table:table-cell table:style-name="ce1" office:value-type="float" office:value="3.397" calcext:value-type="float">
            <text:p>3.397</text:p>
          </table:table-cell>
          <table:table-cell table:style-name="ce1" office:value-type="float" office:value="4.44" calcext:value-type="float">
            <text:p>4.4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204" calcext:value-type="float">
            <text:p>3.204</text:p>
          </table:table-cell>
          <table:table-cell table:style-name="ce1" office:value-type="float" office:value="3.364" calcext:value-type="float">
            <text:p>3.364</text:p>
          </table:table-cell>
          <table:table-cell table:style-name="ce1" office:value-type="float" office:value="3.321" calcext:value-type="float">
            <text:p>3.321</text:p>
          </table:table-cell>
          <table:table-cell table:style-name="ce1" office:value-type="float" office:value="4.59" calcext:value-type="float">
            <text:p>4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24" calcext:value-type="float">
            <text:p>5.924</text:p>
          </table:table-cell>
          <table:table-cell table:style-name="ce1" office:value-type="float" office:value="6.155" calcext:value-type="float">
            <text:p>6.155</text:p>
          </table:table-cell>
          <table:table-cell table:style-name="ce1" office:value-type="float" office:value="6.37" calcext:value-type="float">
            <text:p>6.37</text:p>
          </table:table-cell>
          <table:table-cell table:style-name="ce1" office:value-type="float" office:value="5.86" calcext:value-type="float">
            <text:p>5.8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127" calcext:value-type="float">
            <text:p>6.127</text:p>
          </table:table-cell>
          <table:table-cell table:style-name="ce1" office:value-type="float" office:value="6.387" calcext:value-type="float">
            <text:p>6.387</text:p>
          </table:table-cell>
          <table:table-cell table:style-name="ce1" office:value-type="float" office:value="6.383" calcext:value-type="float">
            <text:p>6.383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6.388" calcext:value-type="float">
            <text:p>6.388</text:p>
          </table:table-cell>
          <table:table-cell table:style-name="ce1" office:value-type="float" office:value="6.409" calcext:value-type="float">
            <text:p>6.409</text:p>
          </table:table-cell>
          <table:table-cell table:style-name="ce1" office:value-type="float" office:value="6.37" calcext:value-type="float">
            <text:p>6.37</text:p>
          </table:table-cell>
          <table:table-cell table:style-name="ce1" office:value-type="float" office:value="3.8" calcext:value-type="float">
            <text:p>3.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396" calcext:value-type="float">
            <text:p>6.396</text:p>
          </table:table-cell>
          <table:table-cell table:style-name="ce1" office:value-type="float" office:value="6.531" calcext:value-type="float">
            <text:p>6.531</text:p>
          </table:table-cell>
          <table:table-cell table:style-name="ce1" office:value-type="float" office:value="6.396" calcext:value-type="float">
            <text:p>6.396</text:p>
          </table:table-cell>
          <table:table-cell table:style-name="ce1" office:value-type="float" office:value="6.97" calcext:value-type="float">
            <text:p>6.9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055" calcext:value-type="float">
            <text:p>6.055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6.271" calcext:value-type="float">
            <text:p>6.271</text:p>
          </table:table-cell>
          <table:table-cell table:style-name="ce1" office:value-type="float" office:value="5.8" calcext:value-type="float">
            <text:p>5.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687" calcext:value-type="float">
            <text:p>6.687</text:p>
          </table:table-cell>
          <table:table-cell table:style-name="ce1" office:value-type="float" office:value="6.726" calcext:value-type="float">
            <text:p>6.726</text:p>
          </table:table-cell>
          <table:table-cell table:style-name="ce1" office:value-type="float" office:value="6.747" calcext:value-type="float">
            <text:p>6.747</text:p>
          </table:table-cell>
          <table:table-cell table:style-name="ce1" office:value-type="float" office:value="6.36" calcext:value-type="float">
            <text:p>6.3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15" calcext:value-type="float">
            <text:p>6.115</text:p>
          </table:table-cell>
          <table:table-cell table:style-name="ce1" office:value-type="float" office:value="6.245" calcext:value-type="float">
            <text:p>6.245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4.57" calcext:value-type="float">
            <text:p>4.5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DE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02" calcext:value-type="float">
            <text:p>7.02</text:p>
          </table:table-cell>
          <table:table-cell table:style-name="ce1" office:value-type="float" office:value="6.941" calcext:value-type="float">
            <text:p>6.941</text:p>
          </table:table-cell>
          <table:table-cell table:style-name="ce1" office:value-type="float" office:value="7.099" calcext:value-type="float">
            <text:p>7.099</text:p>
          </table:table-cell>
          <table:table-cell table:style-name="ce1" office:value-type="float" office:value="7.03" calcext:value-type="float">
            <text:p>7.0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float" office:value="6.293" calcext:value-type="float">
            <text:p>6.293</text:p>
          </table:table-cell>
          <table:table-cell table:style-name="ce1" office:value-type="float" office:value="6.473" calcext:value-type="float">
            <text:p>6.473</text:p>
          </table:table-cell>
          <table:table-cell table:style-name="ce1" office:value-type="float" office:value="6.436" calcext:value-type="float">
            <text:p>6.436</text:p>
          </table:table-cell>
          <table:table-cell table:style-name="ce1" office:value-type="float" office:value="6.45" calcext:value-type="float">
            <text:p>6.4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98" calcext:value-type="float">
            <text:p>7.98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6.374" calcext:value-type="float">
            <text:p>6.374</text:p>
          </table:table-cell>
          <table:table-cell table:style-name="ce1" office:value-type="float" office:value="6.385" calcext:value-type="float">
            <text:p>6.385</text:p>
          </table:table-cell>
          <table:table-cell table:style-name="ce1" office:value-type="float" office:value="6.02" calcext:value-type="float">
            <text:p>6.0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5.958" calcext:value-type="float">
            <text:p>5.958</text:p>
          </table:table-cell>
          <table:table-cell table:style-name="ce1" office:value-type="float" office:value="6.152" calcext:value-type="float">
            <text:p>6.152</text:p>
          </table:table-cell>
          <table:table-cell table:style-name="ce1" office:value-type="float" office:value="6.134" calcext:value-type="float">
            <text:p>6.134</text:p>
          </table:table-cell>
          <table:table-cell table:style-name="ce1" office:value-type="float" office:value="6.59" calcext:value-type="float">
            <text:p>6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5.712" calcext:value-type="float">
            <text:p>5.712</text:p>
          </table:table-cell>
          <table:table-cell table:style-name="ce1" office:value-type="float" office:value="6.139" calcext:value-type="float">
            <text:p>6.139</text:p>
          </table:table-cell>
          <table:table-cell table:style-name="ce1" office:value-type="float" office:value="6.088" calcext:value-type="float">
            <text:p>6.088</text:p>
          </table:table-cell>
          <table:table-cell table:style-name="ce1" office:value-type="float" office:value="6.17" calcext:value-type="float">
            <text:p>6.1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51" calcext:value-type="float">
            <text:p>5.51</text:p>
          </table:table-cell>
          <table:table-cell table:style-name="ce1" office:value-type="float" office:value="5.676" calcext:value-type="float">
            <text:p>5.676</text:p>
          </table:table-cell>
          <table:table-cell table:style-name="ce1" office:value-type="float" office:value="6.219" calcext:value-type="float">
            <text:p>6.219</text:p>
          </table:table-cell>
          <table:table-cell table:style-name="ce1" office:value-type="float" office:value="6.186" calcext:value-type="float">
            <text:p>6.186</text:p>
          </table:table-cell>
          <table:table-cell table:style-name="ce1" office:value-type="float" office:value="5.48" calcext:value-type="float">
            <text:p>5.4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662" calcext:value-type="float">
            <text:p>5.662</text:p>
          </table:table-cell>
          <table:table-cell table:style-name="ce1" office:value-type="float" office:value="6.191" calcext:value-type="float">
            <text:p>6.191</text:p>
          </table:table-cell>
          <table:table-cell table:style-name="ce1" office:value-type="float" office:value="6.159" calcext:value-type="float">
            <text:p>6.159</text:p>
          </table:table-cell>
          <table:table-cell table:style-name="ce1" office:value-type="float" office:value="6.26" calcext:value-type="float">
            <text:p>6.2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VXA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5.787" calcext:value-type="float">
            <text:p>5.787</text:p>
          </table:table-cell>
          <table:table-cell table:style-name="ce1" office:value-type="float" office:value="6.269" calcext:value-type="float">
            <text:p>6.269</text:p>
          </table:table-cell>
          <table:table-cell table:style-name="ce1" office:value-type="float" office:value="6.259" calcext:value-type="float">
            <text:p>6.259</text:p>
          </table:table-cell>
          <table:table-cell table:style-name="ce1" office:value-type="float" office:value="5.5" calcext:value-type="float">
            <text:p>5.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147" calcext:value-type="float">
            <text:p>4.147</text:p>
          </table:table-cell>
          <table:table-cell table:style-name="ce1" office:value-type="float" office:value="3.242" calcext:value-type="float">
            <text:p>3.242</text:p>
          </table:table-cell>
          <table:table-cell table:style-name="ce1" office:value-type="float" office:value="3.238" calcext:value-type="float">
            <text:p>3.238</text:p>
          </table:table-cell>
          <table:table-cell table:style-name="ce1" office:value-type="float" office:value="7.09" calcext:value-type="float">
            <text:p>7.0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419" calcext:value-type="float">
            <text:p>3.419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4.77" calcext:value-type="float">
            <text:p>4.7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551" calcext:value-type="float">
            <text:p>2.551</text:p>
          </table:table-cell>
          <table:table-cell table:style-name="ce1" office:value-type="float" office:value="2.746" calcext:value-type="float">
            <text:p>2.746</text:p>
          </table:table-cell>
          <table:table-cell table:style-name="ce1" office:value-type="float" office:value="2.641" calcext:value-type="float">
            <text:p>2.641</text:p>
          </table:table-cell>
          <table:table-cell table:style-name="ce1" office:value-type="float" office:value="2.8" calcext:value-type="float">
            <text:p>2.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888" calcext:value-type="float">
            <text:p>2.888</text:p>
          </table:table-cell>
          <table:table-cell table:style-name="ce1" office:value-type="float" office:value="2.893" calcext:value-type="float">
            <text:p>2.893</text:p>
          </table:table-cell>
          <table:table-cell table:style-name="ce1" office:value-type="float" office:value="2.849" calcext:value-type="float">
            <text:p>2.849</text:p>
          </table:table-cell>
          <table:table-cell table:style-name="ce1" office:value-type="float" office:value="3.95" calcext:value-type="float">
            <text:p>3.9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188" calcext:value-type="float">
            <text:p>4.188</text:p>
          </table:table-cell>
          <table:table-cell table:style-name="ce1" office:value-type="float" office:value="3.145" calcext:value-type="float">
            <text:p>3.145</text:p>
          </table:table-cell>
          <table:table-cell table:style-name="ce1" office:value-type="float" office:value="2.986" calcext:value-type="float">
            <text:p>2.986</text:p>
          </table:table-cell>
          <table:table-cell table:style-name="ce1" office:value-type="float" office:value="3.71" calcext:value-type="float">
            <text:p>3.7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287" calcext:value-type="float">
            <text:p>3.287</text:p>
          </table:table-cell>
          <table:table-cell table:style-name="ce1" office:value-type="float" office:value="3.481" calcext:value-type="float">
            <text:p>3.481</text:p>
          </table:table-cell>
          <table:table-cell table:style-name="ce1" office:value-type="float" office:value="4.52" calcext:value-type="float">
            <text:p>4.5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135" calcext:value-type="float">
            <text:p>3.135</text:p>
          </table:table-cell>
          <table:table-cell table:style-name="ce1" office:value-type="float" office:value="3.193" calcext:value-type="float">
            <text:p>3.193</text:p>
          </table:table-cell>
          <table:table-cell table:style-name="ce1" office:value-type="float" office:value="3.216" calcext:value-type="float">
            <text:p>3.216</text:p>
          </table:table-cell>
          <table:table-cell table:style-name="ce1" office:value-type="float" office:value="3.66" calcext:value-type="float">
            <text:p>3.6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194" calcext:value-type="float">
            <text:p>4.194</text:p>
          </table:table-cell>
          <table:table-cell table:style-name="ce1" office:value-type="float" office:value="3.947" calcext:value-type="float">
            <text:p>3.947</text:p>
          </table:table-cell>
          <table:table-cell table:style-name="ce1" office:value-type="float" office:value="3.907" calcext:value-type="float">
            <text:p>3.907</text:p>
          </table:table-cell>
          <table:table-cell table:style-name="ce1" office:value-type="float" office:value="6.33" calcext:value-type="float">
            <text:p>6.3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024" calcext:value-type="float">
            <text:p>4.024</text:p>
          </table:table-cell>
          <table:table-cell table:style-name="ce1" office:value-type="float" office:value="4.043" calcext:value-type="float">
            <text:p>4.043</text:p>
          </table:table-cell>
          <table:table-cell table:style-name="ce1" office:value-type="float" office:value="5.211" calcext:value-type="float">
            <text:p>5.211</text:p>
          </table:table-cell>
          <table:table-cell table:style-name="ce1" office:value-type="float" office:value="3.51" calcext:value-type="float">
            <text:p>3.5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3.339" calcext:value-type="float">
            <text:p>3.339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3.77" calcext:value-type="float">
            <text:p>3.7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348" calcext:value-type="float">
            <text:p>3.348</text:p>
          </table:table-cell>
          <table:table-cell table:style-name="ce1" office:value-type="float" office:value="3.423" calcext:value-type="float">
            <text:p>3.423</text:p>
          </table:table-cell>
          <table:table-cell table:style-name="ce1" office:value-type="float" office:value="3.392" calcext:value-type="float">
            <text:p>3.392</text:p>
          </table:table-cell>
          <table:table-cell table:style-name="ce1" office:value-type="float" office:value="4.6" calcext:value-type="float">
            <text:p>4.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934" calcext:value-type="float">
            <text:p>3.934</text:p>
          </table:table-cell>
          <table:table-cell table:style-name="ce1" office:value-type="float" office:value="3.833" calcext:value-type="float">
            <text:p>3.833</text:p>
          </table:table-cell>
          <table:table-cell table:style-name="ce1" office:value-type="float" office:value="3.822" calcext:value-type="float">
            <text:p>3.822</text:p>
          </table:table-cell>
          <table:table-cell table:style-name="ce1" office:value-type="float" office:value="3.52" calcext:value-type="float">
            <text:p>3.5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3.531" calcext:value-type="float">
            <text:p>3.531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3.29" calcext:value-type="float">
            <text:p>3.2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435" calcext:value-type="float">
            <text:p>4.435</text:p>
          </table:table-cell>
          <table:table-cell table:style-name="ce1" office:value-type="float" office:value="4.026" calcext:value-type="float">
            <text:p>4.026</text:p>
          </table:table-cell>
          <table:table-cell table:style-name="ce1" office:value-type="float" office:value="3.938" calcext:value-type="float">
            <text:p>3.938</text:p>
          </table:table-cell>
          <table:table-cell table:style-name="ce1" office:value-type="float" office:value="4.76" calcext:value-type="float">
            <text:p>4.7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381" calcext:value-type="float">
            <text:p>4.381</text:p>
          </table:table-cell>
          <table:table-cell table:style-name="ce1" office:value-type="float" office:value="4.046" calcext:value-type="float">
            <text:p>4.046</text:p>
          </table:table-cell>
          <table:table-cell table:style-name="ce1" office:value-type="float" office:value="3.969" calcext:value-type="float">
            <text:p>3.969</text:p>
          </table:table-cell>
          <table:table-cell table:style-name="ce1" office:value-type="float" office:value="4.53" calcext:value-type="float">
            <text:p>4.5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322" calcext:value-type="float">
            <text:p>4.322</text:p>
          </table:table-cell>
          <table:table-cell table:style-name="ce1" office:value-type="float" office:value="4.142" calcext:value-type="float">
            <text:p>4.142</text:p>
          </table:table-cell>
          <table:table-cell table:style-name="ce1" office:value-type="float" office:value="4.381" calcext:value-type="float">
            <text:p>4.381</text:p>
          </table:table-cell>
          <table:table-cell table:style-name="ce1" office:value-type="float" office:value="4.66" calcext:value-type="float">
            <text:p>4.6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4.343" calcext:value-type="float">
            <text:p>4.343</text:p>
          </table:table-cell>
          <table:table-cell table:style-name="ce1" office:value-type="float" office:value="4.382" calcext:value-type="float">
            <text:p>4.382</text:p>
          </table:table-cell>
          <table:table-cell table:style-name="ce1" office:value-type="float" office:value="4.15" calcext:value-type="float">
            <text:p>4.1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87" calcext:value-type="float">
            <text:p>6.387</text:p>
          </table:table-cell>
          <table:table-cell table:style-name="ce1" office:value-type="float" office:value="6.531" calcext:value-type="float">
            <text:p>6.531</text:p>
          </table:table-cell>
          <table:table-cell table:style-name="ce1" office:value-type="float" office:value="6.529" calcext:value-type="float">
            <text:p>6.529</text:p>
          </table:table-cell>
          <table:table-cell table:style-name="ce1" office:value-type="float" office:value="6.68" calcext:value-type="float">
            <text:p>6.6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725" calcext:value-type="float">
            <text:p>5.725</text:p>
          </table:table-cell>
          <table:table-cell table:style-name="ce1" office:value-type="float" office:value="5.963" calcext:value-type="float">
            <text:p>5.963</text:p>
          </table:table-cell>
          <table:table-cell table:style-name="ce1" office:value-type="float" office:value="5.935" calcext:value-type="float">
            <text:p>5.935</text:p>
          </table:table-cell>
          <table:table-cell table:style-name="ce1" office:value-type="float" office:value="6.08" calcext:value-type="float">
            <text:p>6.0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488" calcext:value-type="float">
            <text:p>6.488</text:p>
          </table:table-cell>
          <table:table-cell table:style-name="ce1" office:value-type="float" office:value="6.471" calcext:value-type="float">
            <text:p>6.471</text:p>
          </table:table-cell>
          <table:table-cell table:style-name="ce1" office:value-type="float" office:value="6.462" calcext:value-type="float">
            <text:p>6.462</text:p>
          </table:table-cell>
          <table:table-cell table:style-name="ce1" office:value-type="float" office:value="6.3" calcext:value-type="float">
            <text:p>6.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2RN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7.053" calcext:value-type="float">
            <text:p>7.053</text:p>
          </table:table-cell>
          <table:table-cell table:style-name="ce1" office:value-type="float" office:value="6.982" calcext:value-type="float">
            <text:p>6.982</text:p>
          </table:table-cell>
          <table:table-cell table:style-name="ce1" office:value-type="float" office:value="7.36" calcext:value-type="float">
            <text:p>7.3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5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209" calcext:value-type="float">
            <text:p>6.209</text:p>
          </table:table-cell>
          <table:table-cell table:style-name="ce1" office:value-type="float" office:value="6.34" calcext:value-type="float">
            <text:p>6.34</text:p>
          </table:table-cell>
          <table:table-cell table:style-name="ce1" office:value-type="float" office:value="6.412" calcext:value-type="float">
            <text:p>6.412</text:p>
          </table:table-cell>
          <table:table-cell table:style-name="ce1" office:value-type="float" office:value="6.75" calcext:value-type="float">
            <text:p>6.7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5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.545" calcext:value-type="float">
            <text:p>6.545</text:p>
          </table:table-cell>
          <table:table-cell table:style-name="ce1" office:value-type="float" office:value="6.428" calcext:value-type="float">
            <text:p>6.428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6.61" calcext:value-type="float">
            <text:p>6.6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2.871" calcext:value-type="float">
            <text:p>2.871</text:p>
          </table:table-cell>
          <table:table-cell table:style-name="ce1" office:value-type="float" office:value="2.885" calcext:value-type="float">
            <text:p>2.885</text:p>
          </table:table-cell>
          <table:table-cell table:style-name="ce1" office:value-type="float" office:value="4.73" calcext:value-type="float">
            <text:p>4.7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L9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234" calcext:value-type="float">
            <text:p>4.234</text:p>
          </table:table-cell>
          <table:table-cell table:style-name="ce1" office:value-type="float" office:value="4.052" calcext:value-type="float">
            <text:p>4.052</text:p>
          </table:table-cell>
          <table:table-cell table:style-name="ce1" office:value-type="float" office:value="4.005" calcext:value-type="float">
            <text:p>4.005</text:p>
          </table:table-cell>
          <table:table-cell table:style-name="ce1" office:value-type="float" office:value="5.69" calcext:value-type="float">
            <text:p>5.6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3.216" calcext:value-type="float">
            <text:p>3.216</text:p>
          </table:table-cell>
          <table:table-cell table:style-name="ce1" office:value-type="float" office:value="3.289" calcext:value-type="float">
            <text:p>3.289</text:p>
          </table:table-cell>
          <table:table-cell table:style-name="ce1" office:value-type="float" office:value="2.84" calcext:value-type="float">
            <text:p>2.8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668" calcext:value-type="float">
            <text:p>3.668</text:p>
          </table:table-cell>
          <table:table-cell table:style-name="ce1" office:value-type="float" office:value="3.544" calcext:value-type="float">
            <text:p>3.544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2.93" calcext:value-type="float">
            <text:p>2.9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.594" calcext:value-type="float">
            <text:p>2.594</text:p>
          </table:table-cell>
          <table:table-cell table:style-name="ce1" office:value-type="float" office:value="2.776" calcext:value-type="float">
            <text:p>2.776</text:p>
          </table:table-cell>
          <table:table-cell table:style-name="ce1" office:value-type="float" office:value="2.784" calcext:value-type="float">
            <text:p>2.784</text:p>
          </table:table-cell>
          <table:table-cell table:style-name="ce1" office:value-type="float" office:value="3.82" calcext:value-type="float">
            <text:p>3.8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588" calcext:value-type="float">
            <text:p>3.588</text:p>
          </table:table-cell>
          <table:table-cell table:style-name="ce1" office:value-type="float" office:value="3.362" calcext:value-type="float">
            <text:p>3.362</text:p>
          </table:table-cell>
          <table:table-cell table:style-name="ce1" office:value-type="float" office:value="3.429" calcext:value-type="float">
            <text:p>3.429</text:p>
          </table:table-cell>
          <table:table-cell table:style-name="ce1" office:value-type="float" office:value="3.34" calcext:value-type="float">
            <text:p>3.3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3.284" calcext:value-type="float">
            <text:p>3.284</text:p>
          </table:table-cell>
          <table:table-cell table:style-name="ce1" office:value-type="float" office:value="3.246" calcext:value-type="float">
            <text:p>3.246</text:p>
          </table:table-cell>
          <table:table-cell table:style-name="ce1" office:value-type="float" office:value="3.93" calcext:value-type="float">
            <text:p>3.9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842" calcext:value-type="float">
            <text:p>3.842</text:p>
          </table:table-cell>
          <table:table-cell table:style-name="ce1" office:value-type="float" office:value="3.847" calcext:value-type="float">
            <text:p>3.847</text:p>
          </table:table-cell>
          <table:table-cell table:style-name="ce1" office:value-type="float" office:value="3.825" calcext:value-type="float">
            <text:p>3.825</text:p>
          </table:table-cell>
          <table:table-cell table:style-name="ce1" office:value-type="float" office:value="6.03" calcext:value-type="float">
            <text:p>6.03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4.042" calcext:value-type="float">
            <text:p>4.042</text:p>
          </table:table-cell>
          <table:table-cell table:style-name="ce1" office:value-type="float" office:value="4.077" calcext:value-type="float">
            <text:p>4.077</text:p>
          </table:table-cell>
          <table:table-cell table:style-name="ce1" office:value-type="float" office:value="7.27" calcext:value-type="float">
            <text:p>7.27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XNB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597" calcext:value-type="float">
            <text:p>5.597</text:p>
          </table:table-cell>
          <table:table-cell table:style-name="ce1" office:value-type="float" office:value="5.911" calcext:value-type="float">
            <text:p>5.911</text:p>
          </table:table-cell>
          <table:table-cell table:style-name="ce1" office:value-type="float" office:value="5.933" calcext:value-type="float">
            <text:p>5.933</text:p>
          </table:table-cell>
          <table:table-cell table:style-name="ce1" office:value-type="float" office:value="6.64" calcext:value-type="float">
            <text:p>6.6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3.269" calcext:value-type="float">
            <text:p>3.269</text:p>
          </table:table-cell>
          <table:table-cell table:style-name="ce1" office:value-type="float" office:value="3.206" calcext:value-type="float">
            <text:p>3.206</text:p>
          </table:table-cell>
          <table:table-cell table:style-name="ce1" office:value-type="float" office:value="3.225" calcext:value-type="float">
            <text:p>3.225</text:p>
          </table:table-cell>
          <table:table-cell table:style-name="ce1" office:value-type="float" office:value="3.35" calcext:value-type="float">
            <text:p>3.3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2.602" calcext:value-type="float">
            <text:p>2.602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2.721" calcext:value-type="float">
            <text:p>2.721</text:p>
          </table:table-cell>
          <table:table-cell table:style-name="ce1" office:value-type="float" office:value="2.82" calcext:value-type="float">
            <text:p>2.8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2.508" calcext:value-type="float">
            <text:p>2.508</text:p>
          </table:table-cell>
          <table:table-cell table:style-name="ce1" office:value-type="float" office:value="2.207" calcext:value-type="float">
            <text:p>2.207</text:p>
          </table:table-cell>
          <table:table-cell table:style-name="ce1" office:value-type="float" office:value="2.576" calcext:value-type="float">
            <text:p>2.576</text:p>
          </table:table-cell>
          <table:table-cell table:style-name="ce1" office:value-type="float" office:value="3.62" calcext:value-type="float">
            <text:p>3.6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46" calcext:value-type="float">
            <text:p>3.46</text:p>
          </table:table-cell>
          <table:table-cell table:style-name="ce1" office:value-type="float" office:value="3.142" calcext:value-type="float">
            <text:p>3.142</text:p>
          </table:table-cell>
          <table:table-cell table:style-name="ce1" office:value-type="float" office:value="3.048" calcext:value-type="float">
            <text:p>3.048</text:p>
          </table:table-cell>
          <table:table-cell table:style-name="ce1" office:value-type="float" office:value="3.094" calcext:value-type="float">
            <text:p>3.094</text:p>
          </table:table-cell>
          <table:table-cell table:style-name="ce1" office:value-type="float" office:value="3.25" calcext:value-type="float">
            <text:p>3.25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8" calcext:value-type="float">
            <text:p>3.88</text:p>
          </table:table-cell>
          <table:table-cell table:style-name="ce1" office:value-type="float" office:value="3.311" calcext:value-type="float">
            <text:p>3.311</text:p>
          </table:table-cell>
          <table:table-cell table:style-name="ce1" office:value-type="float" office:value="3.243" calcext:value-type="float">
            <text:p>3.243</text:p>
          </table:table-cell>
          <table:table-cell table:style-name="ce1" office:value-type="float" office:value="3.358" calcext:value-type="float">
            <text:p>3.358</text:p>
          </table:table-cell>
          <table:table-cell table:style-name="ce1" office:value-type="float" office:value="3.84" calcext:value-type="float">
            <text:p>3.8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3.688" calcext:value-type="float">
            <text:p>3.688</text:p>
          </table:table-cell>
          <table:table-cell table:style-name="ce1" office:value-type="float" office:value="3.631" calcext:value-type="float">
            <text:p>3.631</text:p>
          </table:table-cell>
          <table:table-cell table:style-name="ce1" office:value-type="float" office:value="3.772" calcext:value-type="float">
            <text:p>3.772</text:p>
          </table:table-cell>
          <table:table-cell table:style-name="ce1" office:value-type="float" office:value="5.21" calcext:value-type="float">
            <text:p>5.2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55" calcext:value-type="float">
            <text:p>4.55</text:p>
          </table:table-cell>
          <table:table-cell table:style-name="ce1" office:value-type="float" office:value="3.691" calcext:value-type="float">
            <text:p>3.691</text:p>
          </table:table-cell>
          <table:table-cell table:style-name="ce1" office:value-type="float" office:value="3.699" calcext:value-type="float">
            <text:p>3.699</text:p>
          </table:table-cell>
          <table:table-cell table:style-name="ce1" office:value-type="float" office:value="3.787" calcext:value-type="float">
            <text:p>3.787</text:p>
          </table:table-cell>
          <table:table-cell table:style-name="ce1" office:value-type="float" office:value="3.84" calcext:value-type="float">
            <text:p>3.8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3.718" calcext:value-type="float">
            <text:p>3.718</text:p>
          </table:table-cell>
          <table:table-cell table:style-name="ce1" office:value-type="float" office:value="3.612" calcext:value-type="float">
            <text:p>3.612</text:p>
          </table:table-cell>
          <table:table-cell table:style-name="ce1" office:value-type="float" office:value="3.635" calcext:value-type="float">
            <text:p>3.635</text:p>
          </table:table-cell>
          <table:table-cell table:style-name="ce1" office:value-type="float" office:value="9.72" calcext:value-type="float">
            <text:p>9.72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51" calcext:value-type="float">
            <text:p>4.51</text:p>
          </table:table-cell>
          <table:table-cell table:style-name="ce1" office:value-type="float" office:value="3.471" calcext:value-type="float">
            <text:p>3.471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3.612" calcext:value-type="float">
            <text:p>3.612</text:p>
          </table:table-cell>
          <table:table-cell table:style-name="ce1" office:value-type="float" office:value="3.98" calcext:value-type="float">
            <text:p>3.98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3.735" calcext:value-type="float">
            <text:p>3.735</text:p>
          </table:table-cell>
          <table:table-cell table:style-name="ce1" office:value-type="float" office:value="4.1" calcext:value-type="float">
            <text:p>4.1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519" calcext:value-type="float">
            <text:p>3.519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488" calcext:value-type="float">
            <text:p>3.488</text:p>
          </table:table-cell>
          <table:table-cell table:style-name="ce1" office:value-type="float" office:value="2.56" calcext:value-type="float">
            <text:p>2.5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87" calcext:value-type="float">
            <text:p>4.487</text:p>
          </table:table-cell>
          <table:table-cell table:style-name="ce1" office:value-type="float" office:value="4.541" calcext:value-type="float">
            <text:p>4.541</text:p>
          </table:table-cell>
          <table:table-cell table:style-name="ce1" office:value-type="float" office:value="3.891" calcext:value-type="float">
            <text:p>3.891</text:p>
          </table:table-cell>
          <table:table-cell table:style-name="ce1" office:value-type="float" office:value="6.59" calcext:value-type="float">
            <text:p>6.59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2" calcext:value-type="float">
            <text:p>6.52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6.595" calcext:value-type="float">
            <text:p>6.595</text:p>
          </table:table-cell>
          <table:table-cell table:style-name="ce1" office:value-type="float" office:value="6.644" calcext:value-type="float">
            <text:p>6.644</text:p>
          </table:table-cell>
          <table:table-cell table:style-name="ce1" office:value-type="float" office:value="5.44" calcext:value-type="float">
            <text:p>5.44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office:value-type="float" office:value="6.506" calcext:value-type="float">
            <text:p>6.506</text:p>
          </table:table-cell>
          <table:table-cell table:style-name="ce1" office:value-type="float" office:value="6.546" calcext:value-type="float">
            <text:p>6.546</text:p>
          </table:table-cell>
          <table:table-cell table:style-name="ce1" office:value-type="float" office:value="6.531" calcext:value-type="float">
            <text:p>6.531</text:p>
          </table:table-cell>
          <table:table-cell table:style-name="ce1" office:value-type="float" office:value="6.26" calcext:value-type="float">
            <text:p>6.26</text:p>
          </table:table-cell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1QH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01" calcext:value-type="float">
            <text:p>4.01</text:p>
          </table:table-cell>
          <table:table-cell table:style-name="ce1" office:value-type="float" office:value="6.216" calcext:value-type="float">
            <text:p>6.216</text:p>
          </table:table-cell>
          <table:table-cell table:style-name="ce1" office:value-type="float" office:value="6.408" calcext:value-type="float">
            <text:p>6.408</text:p>
          </table:table-cell>
          <table:table-cell table:style-name="ce1" office:value-type="float" office:value="6.371" calcext:value-type="float">
            <text:p>6.371</text:p>
          </table:table-cell>
          <table:table-cell table:style-name="ce1" office:value-type="float" office:value="5.77" calcext:value-type="float">
            <text:p>5.77</text:p>
          </table:table-cell>
          <table:table-cell/>
          <table:table-cell table:style-name="ce5"/>
        </table:table-row>
        <table:table-row table:style-name="ro1" table:number-rows-repeated="10482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1:15:44.128712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3:08:49.273240289</meta:creation-date>
    <dc:date>2019-03-24T12:19:16.888833929</dc:date>
    <meta:editing-duration>PT2H4M54S</meta:editing-duration>
    <meta:editing-cycles>7</meta:editing-cycles>
    <meta:generator>LibreOffice/6.0.5.2$Linux_X86_64 LibreOffice_project/00m0$Build-2</meta:generator>
    <meta:document-statistic meta:table-count="1" meta:cell-count="3024" meta:object-count="0"/>
  </office:meta>
</office:document-meta>
</file>